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erif Condensed" svg:font-family="'DejaVu Serif Condensed'"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925in" fo:margin-left="0.0014in" fo:margin-top="0in" fo:margin-bottom="0in" table:align="left" style:writing-mode="lr-tb"/>
    </style:style>
    <style:style style:name="Table1.A" style:family="table-column">
      <style:table-column-properties style:column-width="6.925in"/>
    </style:style>
    <style:style style:name="Table1.1" style:family="table-row">
      <style:table-row-properties fo:keep-together="auto"/>
    </style:style>
    <style:style style:name="Table1.A1" style:family="table-cell">
      <style:table-cell-properties fo:padding="0.0382in" fo:border="0.25pt solid #000000"/>
    </style:style>
    <style:style style:name="Table2" style:family="table">
      <style:table-properties style:width="6.925in" fo:margin-left="0.0014in" fo:margin-top="0in" fo:margin-bottom="0in" table:align="left" style:writing-mode="lr-tb"/>
    </style:style>
    <style:style style:name="Table2.A" style:family="table-column">
      <style:table-column-properties style:column-width="6.925in"/>
    </style:style>
    <style:style style:name="Table2.1" style:family="table-row">
      <style:table-row-properties fo:keep-together="auto"/>
    </style:style>
    <style:style style:name="Table2.A1" style:family="table-cell">
      <style:table-cell-properties fo:padding="0.0382in" fo:border="0.25pt solid #000000"/>
    </style:style>
    <style:style style:name="Table3" style:family="table">
      <style:table-properties style:width="6.925in" fo:margin-left="0.0014in" fo:margin-top="0in" fo:margin-bottom="0in" table:align="left" style:writing-mode="lr-tb"/>
    </style:style>
    <style:style style:name="Table3.A" style:family="table-column">
      <style:table-column-properties style:column-width="6.925in"/>
    </style:style>
    <style:style style:name="Table3.1" style:family="table-row">
      <style:table-row-properties fo:keep-together="auto"/>
    </style:style>
    <style:style style:name="Table3.A1" style:family="table-cell">
      <style:table-cell-properties fo:padding="0.0382in" fo:border="0.25pt solid #000000"/>
    </style:style>
    <style:style style:name="Table4" style:family="table">
      <style:table-properties style:width="6.925in" fo:margin-left="0.0014in" fo:margin-top="0in" fo:margin-bottom="0in" table:align="left" style:writing-mode="lr-tb"/>
    </style:style>
    <style:style style:name="Table4.A" style:family="table-column">
      <style:table-column-properties style:column-width="6.925in"/>
    </style:style>
    <style:style style:name="Table4.1" style:family="table-row">
      <style:table-row-properties fo:keep-together="auto"/>
    </style:style>
    <style:style style:name="Table4.A1" style:family="table-cell">
      <style:table-cell-properties fo:padding="0.0382in" fo:border="0.25pt solid #000000"/>
    </style:style>
    <style:style style:name="Table5" style:family="table">
      <style:table-properties style:width="6.925in" fo:margin-left="0.0014in" fo:margin-top="0in" fo:margin-bottom="0in" table:align="left" style:writing-mode="lr-tb"/>
    </style:style>
    <style:style style:name="Table5.A" style:family="table-column">
      <style:table-column-properties style:column-width="6.925in"/>
    </style:style>
    <style:style style:name="Table5.1" style:family="table-row">
      <style:table-row-properties fo:keep-together="auto"/>
    </style:style>
    <style:style style:name="Table5.A1" style:family="table-cell">
      <style:table-cell-properties fo:padding="0.0382in" fo:border="0.25pt solid #000000"/>
    </style:style>
    <style:style style:name="Table6" style:family="table">
      <style:table-properties style:width="6.925in" fo:margin-left="0.0014in" fo:margin-top="0in" fo:margin-bottom="0in" table:align="left" style:writing-mode="lr-tb"/>
    </style:style>
    <style:style style:name="Table6.A" style:family="table-column">
      <style:table-column-properties style:column-width="6.925in"/>
    </style:style>
    <style:style style:name="Table6.1" style:family="table-row">
      <style:table-row-properties fo:keep-together="auto"/>
    </style:style>
    <style:style style:name="Table6.A1" style:family="table-cell">
      <style:table-cell-properties fo:padding="0.0382in" fo:border="0.25pt solid #000000"/>
    </style:style>
    <style:style style:name="Table7" style:family="table">
      <style:table-properties style:width="6.925in" fo:margin-left="0.0014in" fo:margin-top="0in" fo:margin-bottom="0in" table:align="left" style:writing-mode="lr-tb"/>
    </style:style>
    <style:style style:name="Table7.A" style:family="table-column">
      <style:table-column-properties style:column-width="6.925in"/>
    </style:style>
    <style:style style:name="Table7.1" style:family="table-row">
      <style:table-row-properties fo:keep-together="auto"/>
    </style:style>
    <style:style style:name="Table7.A1" style:family="table-cell">
      <style:table-cell-properties fo:padding="0.0382in" fo:border="0.25pt solid #000000"/>
    </style:style>
    <style:style style:name="Table8" style:family="table">
      <style:table-properties style:width="6.925in" fo:margin-left="0.0014in" fo:margin-top="0in" fo:margin-bottom="0in" table:align="left" style:writing-mode="lr-tb"/>
    </style:style>
    <style:style style:name="Table8.A" style:family="table-column">
      <style:table-column-properties style:column-width="6.925in"/>
    </style:style>
    <style:style style:name="Table8.1" style:family="table-row">
      <style:table-row-properties fo:keep-together="auto"/>
    </style:style>
    <style:style style:name="Table8.A1" style:family="table-cell">
      <style:table-cell-properties fo:padding="0.0382in" fo:border="0.25pt solid #000000"/>
    </style:style>
    <style:style style:name="Table9" style:family="table">
      <style:table-properties style:width="6.925in" fo:margin-left="0.0014in" fo:margin-top="0in" fo:margin-bottom="0in" table:align="left" style:writing-mode="lr-tb"/>
    </style:style>
    <style:style style:name="Table9.A" style:family="table-column">
      <style:table-column-properties style:column-width="6.925in"/>
    </style:style>
    <style:style style:name="Table9.1" style:family="table-row">
      <style:table-row-properties fo:keep-together="auto"/>
    </style:style>
    <style:style style:name="Table9.A1" style:family="table-cell">
      <style:table-cell-properties fo:padding="0.0382in" fo:border="0.25pt solid #000000"/>
    </style:style>
    <style:style style:name="Table10" style:family="table">
      <style:table-properties style:width="6.925in" fo:margin-left="0.0014in" fo:margin-top="0in" fo:margin-bottom="0in" table:align="left" style:writing-mode="lr-tb"/>
    </style:style>
    <style:style style:name="Table10.A" style:family="table-column">
      <style:table-column-properties style:column-width="6.925in"/>
    </style:style>
    <style:style style:name="Table10.1" style:family="table-row">
      <style:table-row-properties fo:keep-together="auto"/>
    </style:style>
    <style:style style:name="Table10.A1" style:family="table-cell">
      <style:table-cell-properties fo:padding="0.0382in" fo:border="0.25pt solid #000000"/>
    </style:style>
    <style:style style:name="Table11" style:family="table">
      <style:table-properties style:width="6.925in" fo:margin-left="0.0014in" fo:margin-top="0in" fo:margin-bottom="0in" table:align="left" style:writing-mode="lr-tb"/>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0.0382in" fo:border="0.25pt solid #000000"/>
    </style:style>
    <style:style style:name="Table12" style:family="table">
      <style:table-properties style:width="6.925in" fo:margin-left="0.0014in" fo:margin-top="0in" fo:margin-bottom="0in" table:align="left" style:writing-mode="lr-tb"/>
    </style:style>
    <style:style style:name="Table12.A" style:family="table-column">
      <style:table-column-properties style:column-width="6.925in"/>
    </style:style>
    <style:style style:name="Table12.1" style:family="table-row">
      <style:table-row-properties fo:keep-together="auto"/>
    </style:style>
    <style:style style:name="Table12.A1" style:family="table-cell">
      <style:table-cell-properties fo:padding="0.0382in" fo:border="0.25pt solid #000000"/>
    </style:style>
    <style:style style:name="Table13" style:family="table">
      <style:table-properties style:width="6.925in" fo:margin-left="0.0014in" fo:margin-top="0in" fo:margin-bottom="0in" table:align="left" style:writing-mode="lr-tb"/>
    </style:style>
    <style:style style:name="Table13.A" style:family="table-column">
      <style:table-column-properties style:column-width="6.925in"/>
    </style:style>
    <style:style style:name="Table13.1" style:family="table-row">
      <style:table-row-properties fo:keep-together="auto"/>
    </style:style>
    <style:style style:name="Table13.A1" style:family="table-cell">
      <style:table-cell-properties fo:padding="0.0382in" fo:border="0.25pt solid #000000"/>
    </style:style>
    <style:style style:name="Table14" style:family="table">
      <style:table-properties style:width="6.925in" fo:margin-left="0.0014in" fo:margin-top="0in" fo:margin-bottom="0in" table:align="left" style:writing-mode="lr-tb"/>
    </style:style>
    <style:style style:name="Table14.A" style:family="table-column">
      <style:table-column-properties style:column-width="6.925in"/>
    </style:style>
    <style:style style:name="Table14.1" style:family="table-row">
      <style:table-row-properties fo:keep-together="auto"/>
    </style:style>
    <style:style style:name="Table14.A1" style:family="table-cell">
      <style:table-cell-properties fo:padding="0.0382in" fo:border="0.25pt solid #000000"/>
    </style:style>
    <style:style style:name="Table15" style:family="table">
      <style:table-properties style:width="6.925in" fo:margin-left="0.0014in" fo:margin-top="0in" fo:margin-bottom="0in" table:align="left" style:writing-mode="lr-tb"/>
    </style:style>
    <style:style style:name="Table15.A" style:family="table-column">
      <style:table-column-properties style:column-width="6.925in"/>
    </style:style>
    <style:style style:name="Table15.1" style:family="table-row">
      <style:table-row-properties fo:keep-together="auto"/>
    </style:style>
    <style:style style:name="Table15.A1" style:family="table-cell">
      <style:table-cell-properties fo:padding="0.0382in" fo:border="0.25pt solid #000000"/>
    </style:style>
    <style:style style:name="Table16" style:family="table">
      <style:table-properties style:width="6.925in" fo:margin-left="0.0014in" fo:margin-top="0in" fo:margin-bottom="0in" table:align="left" style:writing-mode="lr-tb"/>
    </style:style>
    <style:style style:name="Table16.A" style:family="table-column">
      <style:table-column-properties style:column-width="6.925in"/>
    </style:style>
    <style:style style:name="Table16.1" style:family="table-row">
      <style:table-row-properties fo:keep-together="auto"/>
    </style:style>
    <style:style style:name="Table16.A1" style:family="table-cell">
      <style:table-cell-properties fo:padding="0.0382in" fo:border="0.25pt solid #000000"/>
    </style:style>
    <style:style style:name="Table17" style:family="table">
      <style:table-properties style:width="6.925in" fo:margin-left="0.0014in" fo:margin-top="0in" fo:margin-bottom="0in" table:align="left" style:writing-mode="lr-tb"/>
    </style:style>
    <style:style style:name="Table17.A" style:family="table-column">
      <style:table-column-properties style:column-width="6.925in"/>
    </style:style>
    <style:style style:name="Table17.1" style:family="table-row">
      <style:table-row-properties fo:keep-together="auto"/>
    </style:style>
    <style:style style:name="Table17.A1" style:family="table-cell">
      <style:table-cell-properties fo:padding="0.0382in" fo:border="0.25pt solid #000000"/>
    </style:style>
    <style:style style:name="Table18" style:family="table">
      <style:table-properties style:width="6.925in" fo:margin-left="0.0014in" fo:margin-top="0in" fo:margin-bottom="0in" table:align="left" style:writing-mode="lr-tb"/>
    </style:style>
    <style:style style:name="Table18.A" style:family="table-column">
      <style:table-column-properties style:column-width="6.925in"/>
    </style:style>
    <style:style style:name="Table18.1" style:family="table-row">
      <style:table-row-properties fo:keep-together="auto"/>
    </style:style>
    <style:style style:name="Table18.A1" style:family="table-cell">
      <style:table-cell-properties fo:padding="0.0382in" fo:border="0.25pt solid #000000"/>
    </style:style>
    <style:style style:name="Table19" style:family="table">
      <style:table-properties style:width="6.925in" fo:margin-left="0.0014in" fo:margin-top="0in" fo:margin-bottom="0in" table:align="left" style:writing-mode="lr-tb"/>
    </style:style>
    <style:style style:name="Table19.A" style:family="table-column">
      <style:table-column-properties style:column-width="6.925in"/>
    </style:style>
    <style:style style:name="Table19.1" style:family="table-row">
      <style:table-row-properties fo:keep-together="auto"/>
    </style:style>
    <style:style style:name="Table19.A1" style:family="table-cell">
      <style:table-cell-properties fo:padding="0.0382in" fo:border="0.25pt solid #000000"/>
    </style:style>
    <style:style style:name="Table20" style:family="table">
      <style:table-properties style:width="6.925in" fo:margin-left="0.0014in" fo:margin-top="0in" fo:margin-bottom="0in" table:align="left" style:writing-mode="lr-tb"/>
    </style:style>
    <style:style style:name="Table20.A" style:family="table-column">
      <style:table-column-properties style:column-width="6.925in"/>
    </style:style>
    <style:style style:name="Table20.1" style:family="table-row">
      <style:table-row-properties fo:keep-together="auto"/>
    </style:style>
    <style:style style:name="Table20.A1" style:family="table-cell">
      <style:table-cell-properties fo:padding="0.0382in" fo:border="0.25pt solid #000000"/>
    </style:style>
    <style:style style:name="Table21" style:family="table">
      <style:table-properties style:width="6.925in" fo:margin-left="0.0014in" fo:margin-top="0in" fo:margin-bottom="0in" table:align="left" style:writing-mode="lr-tb"/>
    </style:style>
    <style:style style:name="Table21.A" style:family="table-column">
      <style:table-column-properties style:column-width="6.925in"/>
    </style:style>
    <style:style style:name="Table21.1" style:family="table-row">
      <style:table-row-properties fo:keep-together="auto"/>
    </style:style>
    <style:style style:name="Table21.A1" style:family="table-cell">
      <style:table-cell-properties fo:padding="0.0382in" fo:border="0.25pt solid #000000"/>
    </style:style>
    <style:style style:name="Table22" style:family="table">
      <style:table-properties style:width="6.925in" fo:margin-left="0.0014in" fo:margin-top="0in" fo:margin-bottom="0in" table:align="left" style:writing-mode="lr-tb"/>
    </style:style>
    <style:style style:name="Table22.A" style:family="table-column">
      <style:table-column-properties style:column-width="6.925in"/>
    </style:style>
    <style:style style:name="Table22.1" style:family="table-row">
      <style:table-row-properties fo:keep-together="auto"/>
    </style:style>
    <style:style style:name="Table22.A1" style:family="table-cell">
      <style:table-cell-properties fo:padding="0.0382in" fo:border="0.25pt solid #000000"/>
    </style:style>
    <style:style style:name="Table23" style:family="table">
      <style:table-properties style:width="6.925in" fo:margin-left="0.0014in" fo:margin-top="0in" fo:margin-bottom="0in" table:align="left" style:writing-mode="lr-tb"/>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0.0382in" fo:border="0.25pt solid #000000"/>
    </style:style>
    <style:style style:name="Table24" style:family="table">
      <style:table-properties style:width="6.925in" fo:margin-left="0.0014in" fo:margin-top="0in" fo:margin-bottom="0in" table:align="left" style:writing-mode="lr-tb"/>
    </style:style>
    <style:style style:name="Table24.A" style:family="table-column">
      <style:table-column-properties style:column-width="6.925in"/>
    </style:style>
    <style:style style:name="Table24.1" style:family="table-row">
      <style:table-row-properties fo:keep-together="auto"/>
    </style:style>
    <style:style style:name="Table24.A1" style:family="table-cell">
      <style:table-cell-properties fo:padding="0.0382in" fo:border="0.25pt solid #000000"/>
    </style:style>
    <style:style style:name="Table25" style:family="table">
      <style:table-properties style:width="6.925in" fo:margin-left="0.0014in" fo:margin-top="0in" fo:margin-bottom="0in" table:align="left" style:writing-mode="lr-tb"/>
    </style:style>
    <style:style style:name="Table25.A" style:family="table-column">
      <style:table-column-properties style:column-width="6.925in"/>
    </style:style>
    <style:style style:name="Table25.1" style:family="table-row">
      <style:table-row-properties fo:keep-together="auto"/>
    </style:style>
    <style:style style:name="Table25.A1" style:family="table-cell">
      <style:table-cell-properties fo:padding="0.0382in" fo:border="0.25pt solid #000000"/>
    </style:style>
    <style:style style:name="Table26" style:family="table">
      <style:table-properties style:width="6.925in" fo:margin-left="0.0014in" fo:margin-top="0in" fo:margin-bottom="0in" table:align="left" style:writing-mode="lr-tb"/>
    </style:style>
    <style:style style:name="Table26.A" style:family="table-column">
      <style:table-column-properties style:column-width="6.925in"/>
    </style:style>
    <style:style style:name="Table26.1" style:family="table-row">
      <style:table-row-properties fo:keep-together="auto"/>
    </style:style>
    <style:style style:name="Table26.A1" style:family="table-cell">
      <style:table-cell-properties fo:padding="0.0382in" fo:border="0.25pt solid #000000"/>
    </style:style>
    <style:style style:name="P1" style:family="paragraph" style:parent-style-name="Standard">
      <style:paragraph-properties fo:hyphenation-ladder-count="no-limit"/>
      <style:text-properties style:text-underline-style="solid" style:text-underline-width="auto" style:text-underline-color="font-color" fo:hyphenate="true" fo:hyphenation-remain-char-count="2" fo:hyphenation-push-char-count="2" loext:hyphenation-no-caps="false"/>
    </style:style>
    <style:style style:name="P2" style:family="paragraph" style:parent-style-name="Standard_20__28_user_29_">
      <style:text-properties style:font-name="FreeMono" fo:font-size="9pt" style:font-size-asian="9pt" style:font-size-complex="9pt"/>
    </style:style>
    <style:style style:name="P3" style:family="paragraph" style:parent-style-name="Standard_20__28_user_29_">
      <style:text-properties style:font-name="FreeMono"/>
    </style:style>
    <style:style style:name="P4" style:family="paragraph" style:parent-style-name="Standard_20__28_user_29_">
      <style:text-properties style:font-name="FreeMono" officeooo:rsid="0007814c" officeooo:paragraph-rsid="0007814c"/>
    </style:style>
    <style:style style:name="P5" style:family="paragraph" style:parent-style-name="Standard_20__28_user_29_">
      <style:text-properties style:font-name="Courier New1" fo:font-size="9pt" style:font-size-asian="9pt" style:font-name-complex="Courier New2" style:font-size-complex="9pt"/>
    </style:style>
    <style:style style:name="P6" style:family="paragraph" style:parent-style-name="Standard_20__28_user_29_">
      <style:text-properties style:font-name="Courier New1" fo:font-size="11pt" style:font-size-asian="11pt" style:font-name-complex="Courier New2" style:font-size-complex="11pt"/>
    </style:style>
    <style:style style:name="P7" style:family="paragraph" style:parent-style-name="Standard_20__28_user_29_">
      <style:text-properties style:text-underline-style="solid" style:text-underline-width="auto" style:text-underline-color="font-color"/>
    </style:style>
    <style:style style:name="P8" style:family="paragraph" style:parent-style-name="Standard_20__28_user_29_">
      <style:text-properties style:text-underline-style="solid" style:text-underline-width="auto" style:text-underline-color="font-color" fo:font-weight="bold" style:font-weight-asian="bold" style:font-weight-complex="bold"/>
    </style:style>
    <style:style style:name="P9" style:family="paragraph" style:parent-style-name="Standard_20__28_user_29_">
      <style:paragraph-properties fo:break-before="page"/>
    </style:style>
    <style:style style:name="P10" style:family="paragraph" style:parent-style-name="Standard_20__28_user_29_">
      <style:paragraph-properties fo:orphans="0" fo:widows="0"/>
      <style:text-properties fo:color="#0070c0" loext:opacity="100%" style:font-name="Courier New1" fo:font-size="10pt" style:font-size-asian="10pt" style:font-name-complex="Courier New2" style:font-size-complex="10pt" style:font-weight-complex="bold"/>
    </style:style>
    <style:style style:name="P11" style:family="paragraph" style:parent-style-name="Standard_20__28_user_29_">
      <style:paragraph-properties fo:margin-left="0.0244in" fo:margin-right="0in" fo:orphans="0" fo:widows="0" fo:text-indent="0in" style:auto-text-indent="false"/>
      <style:text-properties fo:color="#0070c0" loext:opacity="100%" style:font-name="Courier New1" fo:font-size="10pt" officeooo:rsid="0001b96d" officeooo:paragraph-rsid="0001b96d" style:font-size-asian="10pt" style:font-name-complex="Courier New2" style:font-size-complex="10pt" style:font-weight-complex="bold"/>
    </style:style>
    <style:style style:name="P12" style:family="paragraph" style:parent-style-name="Standard_20__28_user_29_">
      <style:paragraph-properties fo:orphans="0" fo:widows="0"/>
      <style:text-properties fo:color="#0070c0" loext:opacity="100%" style:font-name="Courier New1" style:font-name-complex="Courier New2" style:font-weight-complex="bold"/>
    </style:style>
    <style:style style:name="P13" style:family="paragraph" style:parent-style-name="Standard_20__28_user_29_">
      <style:paragraph-properties fo:margin-left="0.0244in" fo:margin-right="0in" fo:orphans="0" fo:widows="0" fo:text-indent="0in" style:auto-text-indent="false"/>
      <style:text-properties fo:color="#0070c0" loext:opacity="100%" style:font-name="Courier New1" style:font-name-complex="Courier New2" style:font-weight-complex="bold"/>
    </style:style>
    <style:style style:name="P14" style:family="paragraph" style:parent-style-name="Standard_20__28_user_29_">
      <style:paragraph-properties fo:orphans="0" fo:widows="0"/>
      <style:text-properties fo:color="#0070c0" loext:opacity="100%" style:font-name="Courier New1" officeooo:paragraph-rsid="000cba53" style:font-name-complex="Courier New2" style:font-weight-complex="bold"/>
    </style:style>
    <style:style style:name="P15" style:family="paragraph" style:parent-style-name="Standard_20__28_user_29_">
      <style:paragraph-properties fo:orphans="0" fo:widows="0"/>
      <style:text-properties fo:color="#0070c0" loext:opacity="100%" style:font-name="Courier New1" officeooo:rsid="0001b96d" officeooo:paragraph-rsid="0001b96d" style:font-name-complex="Courier New2" style:font-weight-complex="bold"/>
    </style:style>
    <style:style style:name="P16" style:family="paragraph" style:parent-style-name="Standard_20__28_user_29_">
      <style:paragraph-properties fo:orphans="0" fo:widows="0"/>
      <style:text-properties fo:color="#0070c0" loext:opacity="100%" style:font-name="Courier New1" fo:font-size="11pt" style:font-size-asian="11pt" style:font-name-complex="Courier New2" style:font-size-complex="11pt" style:font-weight-complex="bold"/>
    </style:style>
    <style:style style:name="P17" style:family="paragraph" style:parent-style-name="Standard_20__28_user_29_">
      <style:paragraph-properties fo:orphans="0" fo:widows="0"/>
      <style:text-properties fo:color="#0070c0" loext:opacity="100%" style:font-name="Courier New1" fo:font-size="11pt" officeooo:rsid="00045974" officeooo:paragraph-rsid="00045974" style:font-size-asian="11pt" style:font-name-complex="Courier New2" style:font-size-complex="11pt" style:font-weight-complex="bold"/>
    </style:style>
    <style:style style:name="P18" style:family="paragraph" style:parent-style-name="Standard_20__28_user_29_">
      <style:paragraph-properties fo:orphans="0" fo:widows="0"/>
      <style:text-properties fo:color="#0070c0" loext:opacity="100%" style:font-name="Courier New1" fo:background-color="transparent" style:font-name-complex="Courier New2" style:font-weight-complex="bold"/>
    </style:style>
    <style:style style:name="P19" style:family="paragraph" style:parent-style-name="Standard_20__28_user_29_">
      <style:paragraph-properties fo:orphans="0" fo:widows="0"/>
      <style:text-properties fo:color="#0070c0" loext:opacity="100%" style:font-name="FreeMono" fo:font-size="10pt" fo:font-weight="bold" style:font-size-asian="10pt" style:font-weight-asian="bold" style:font-size-complex="10pt" style:font-weight-complex="bold"/>
    </style:style>
    <style:style style:name="P20" style:family="paragraph" style:parent-style-name="Standard_20__28_user_29_">
      <style:paragraph-properties fo:orphans="0" fo:widows="0"/>
      <style:text-properties fo:color="#0070c0" loext:opacity="100%" style:font-name="FreeMono" fo:font-size="10pt" fo:font-weight="bold" officeooo:rsid="00045974" officeooo:paragraph-rsid="00045974" style:font-size-asian="10pt" style:font-weight-asian="bold" style:font-size-complex="10pt" style:font-weight-complex="bold"/>
    </style:style>
    <style:style style:name="P21" style:family="paragraph" style:parent-style-name="Standard_20__28_user_29_">
      <style:paragraph-properties fo:margin-left="0.0244in" fo:margin-right="0in" fo:orphans="0" fo:widows="0" fo:text-indent="0in" style:auto-text-indent="false"/>
      <style:text-properties fo:color="#0070c0" loext:opacity="100%" officeooo:paragraph-rsid="00045974" style:font-weight-complex="bold"/>
    </style:style>
    <style:style style:name="P22" style:family="paragraph" style:parent-style-name="Standard_20__28_user_29_">
      <style:paragraph-properties fo:margin-left="0.0244in" fo:margin-right="0in" fo:orphans="0" fo:widows="0" fo:text-indent="0in" style:auto-text-indent="false"/>
      <style:text-properties fo:color="#0070c0" loext:opacity="100%" style:font-name="Times New Roman" fo:font-weight="bold" style:font-weight-asian="bold" style:font-name-complex="Times New Roman1" style:font-weight-complex="bold"/>
    </style:style>
    <style:style style:name="P23" style:family="paragraph" style:parent-style-name="Standard_20__28_user_29_">
      <style:paragraph-properties fo:orphans="0" fo:widows="0"/>
      <style:text-properties fo:color="#0070c0" loext:opacity="100%" style:font-name="Times New Roman" style:font-name-complex="Times New Roman1" style:font-weight-complex="bold"/>
    </style:style>
    <style:style style:name="P24" style:family="paragraph" style:parent-style-name="Standard_20__28_user_29_">
      <style:paragraph-properties fo:orphans="0" fo:widows="0"/>
      <style:text-properties fo:color="#0070c0" loext:opacity="100%" style:font-name="Times New Roman" officeooo:rsid="000a02bb" officeooo:paragraph-rsid="000a02bb" style:font-name-complex="Times New Roman1" style:font-weight-complex="bold"/>
    </style:style>
    <style:style style:name="P25" style:family="paragraph" style:parent-style-name="Standard_20__28_user_29_">
      <style:paragraph-properties fo:orphans="0" fo:widows="0"/>
      <style:text-properties fo:color="#0070c0" loext:opacity="100%" officeooo:paragraph-rsid="0002d375"/>
    </style:style>
    <style:style style:name="P26" style:family="paragraph" style:parent-style-name="Standard_20__28_user_29_">
      <style:paragraph-properties fo:margin-left="0.25in" fo:margin-right="0in" fo:text-indent="0in" style:auto-text-indent="false"/>
    </style:style>
    <style:style style:name="P27" style:family="paragraph" style:parent-style-name="Standard_20__28_user_29_">
      <style:paragraph-properties fo:margin-left="0.25in" fo:margin-right="0in" fo:text-indent="0in" style:auto-text-indent="false" fo:break-before="page"/>
    </style:style>
    <style:style style:name="P28" style:family="paragraph" style:parent-style-name="Standard_20__28_user_29_">
      <style:text-properties fo:color="#ce181e" loext:opacity="100%" style:font-name="FreeMono" fo:font-weight="bold" style:font-weight-asian="bold" style:font-weight-complex="bold"/>
    </style:style>
    <style:style style:name="P29" style:family="paragraph" style:parent-style-name="Standard_20__28_user_29_">
      <style:paragraph-properties fo:margin-left="0.25in" fo:margin-right="0in" fo:text-indent="0in" style:auto-text-indent="false"/>
      <style:text-properties fo:color="#ce181e" loext:opacity="100%" fo:font-weight="bold" style:font-weight-asian="bold" style:font-weight-complex="bold"/>
    </style:style>
    <style:style style:name="P30" style:family="paragraph" style:parent-style-name="Standard_20__28_user_29_">
      <style:text-properties fo:color="#ce181e" loext:opacity="100%" style:font-name="Times New Roman" style:font-name-complex="Times New Roman1" style:font-weight-complex="bold"/>
    </style:style>
    <style:style style:name="P31" style:family="paragraph" style:parent-style-name="Standard_20__28_user_29_">
      <style:paragraph-properties>
        <style:tab-stops>
          <style:tab-stop style:position="4.152in"/>
        </style:tab-stops>
      </style:paragraph-properties>
    </style:style>
    <style:style style:name="P32" style:family="paragraph" style:parent-style-name="Standard_20__28_user_29_" style:list-style-name="WWNum1">
      <style:paragraph-properties fo:line-height="115%"/>
    </style:style>
    <style:style style:name="P33" style:family="paragraph" style:parent-style-name="Standard_20__28_user_29_">
      <style:text-properties fo:color="#7f7f7f" loext:opacity="100%" style:font-name="Courier New1" fo:font-size="9pt" style:font-size-asian="9pt" style:font-name-complex="Courier New2" style:font-size-complex="9pt"/>
    </style:style>
    <style:style style:name="P34" style:family="paragraph" style:parent-style-name="Standard_20__28_user_29_">
      <style:text-properties style:font-name="Times New Roman" style:font-name-complex="Times New Roman1"/>
    </style:style>
    <style:style style:name="P35" style:family="paragraph" style:parent-style-name="Standard_20__28_user_29_">
      <style:text-properties style:font-name="Times New Roman" fo:background-color="transparent" style:font-name-complex="Times New Roman1"/>
    </style:style>
    <style:style style:name="P36" style:family="paragraph" style:parent-style-name="Standard_20__28_user_29_">
      <style:text-properties fo:background-color="transparent"/>
    </style:style>
    <style:style style:name="P37" style:family="paragraph" style:parent-style-name="Standard_20__28_user_29_">
      <style:text-properties officeooo:paragraph-rsid="000a02bb"/>
    </style:style>
    <style:style style:name="P38" style:family="paragraph" style:parent-style-name="Table_20_Contents">
      <style:paragraph-properties fo:orphans="0" fo:widows="0"/>
      <style:text-properties fo:color="#0070c0" loext:opacity="100%" style:font-name="FreeMono" fo:font-size="10pt" fo:font-weight="bold" style:font-size-asian="10pt" style:font-weight-asian="bold" style:font-size-complex="10pt" style:font-weight-complex="bold"/>
    </style:style>
    <style:style style:name="P39" style:family="paragraph" style:parent-style-name="Table_20_Contents">
      <style:paragraph-properties fo:orphans="0" fo:widows="0"/>
      <style:text-properties fo:color="#0070c0" loext:opacity="100%" style:font-name="Courier New1" fo:font-size="10pt" style:font-size-asian="10pt" style:font-name-complex="Courier New2" style:font-size-complex="10pt" style:font-weight-complex="bold"/>
    </style:style>
    <style:style style:name="P40" style:family="paragraph" style:parent-style-name="Table_20_Contents">
      <style:paragraph-properties fo:orphans="0" fo:widows="0"/>
      <style:text-properties fo:color="#0070c0" loext:opacity="100%"/>
    </style:style>
    <style:style style:name="P41" style:family="paragraph" style:parent-style-name="Table_20_Contents">
      <style:paragraph-properties fo:orphans="0" fo:widows="0"/>
      <style:text-properties fo:color="#0070c0" loext:opacity="100%" style:font-name="Times New Roman" officeooo:rsid="00085a31" officeooo:paragraph-rsid="00085a31" fo:background-color="transparent" style:font-name-complex="Times New Roman1" style:font-weight-complex="bold"/>
    </style:style>
    <style:style style:name="P42" style:family="paragraph" style:parent-style-name="Table_20_Contents">
      <style:paragraph-properties fo:orphans="0" fo:widows="0"/>
      <style:text-properties fo:color="#ce181e" loext:opacity="100%" style:font-name="FreeMono" fo:font-size="10pt" fo:font-weight="bold" style:font-size-asian="10pt" style:font-weight-asian="bold" style:font-size-complex="10pt" style:font-weight-complex="bold"/>
    </style:style>
    <style:style style:name="P43" style:family="paragraph" style:parent-style-name="Table_20_Contents">
      <style:paragraph-properties fo:orphans="0" fo:widows="0"/>
      <style:text-properties fo:color="#ce181e" loext:opacity="100%" style:font-name="FreeMono" fo:font-size="10pt" fo:font-weight="bold" officeooo:paragraph-rsid="0001b96d" style:font-size-asian="10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ourier New1" style:font-name-complex="Courier New2"/>
    </style:style>
    <style:style style:name="T4" style:family="text">
      <style:text-properties style:font-name="Courier New1" officeooo:rsid="0001b96d" style:font-name-complex="Courier New2"/>
    </style:style>
    <style:style style:name="T5" style:family="text">
      <style:text-properties style:font-name="Courier New1" fo:font-size="9pt" style:font-size-asian="9pt" style:font-name-complex="Courier New2" style:font-size-complex="9pt"/>
    </style:style>
    <style:style style:name="T6" style:family="text">
      <style:text-properties style:font-name="Courier New1" fo:font-size="10pt" style:font-size-asian="10pt" style:font-name-complex="Courier New2" style:font-size-complex="10pt"/>
    </style:style>
    <style:style style:name="T7" style:family="text">
      <style:text-properties style:font-name="Courier New1" style:text-underline-style="solid" style:text-underline-width="auto" style:text-underline-color="font-color" style:font-name-complex="Courier New2"/>
    </style:style>
    <style:style style:name="T8" style:family="text">
      <style:text-properties style:font-name="Courier New1" fo:font-weight="bold" style:font-weight-asian="bold" style:font-name-complex="Courier New2"/>
    </style:style>
    <style:style style:name="T9" style:family="text">
      <style:text-properties style:font-name="Courier New1" fo:font-size="11pt" style:font-size-asian="11pt" style:font-name-complex="Courier New2" style:font-size-complex="11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style:font-name="FreeMono"/>
    </style:style>
    <style:style style:name="T14" style:family="text">
      <style:text-properties style:font-name="FreeMono" fo:font-style="italic" style:font-style-asian="italic"/>
    </style:style>
    <style:style style:name="T15" style:family="text">
      <style:text-properties style:font-name="FreeMono" style:text-underline-style="solid" style:text-underline-width="auto" style:text-underline-color="font-color"/>
    </style:style>
    <style:style style:name="T16" style:family="text">
      <style:text-properties style:font-name="DejaVu Serif Condensed"/>
    </style:style>
    <style:style style:name="T17" style:family="text">
      <style:text-properties fo:color="#7f7f7f" loext:opacity="100%" style:font-name="Courier New1" fo:font-size="9pt" style:font-size-asian="9pt" style:font-name-complex="Courier New2" style:font-size-complex="9pt"/>
    </style:style>
    <style:style style:name="T18" style:family="text">
      <style:text-properties fo:color="#7f7f7f" loext:opacity="100%" style:font-name="Courier New1" fo:font-size="9pt" fo:font-weight="bold" style:font-size-asian="9pt" style:font-weight-asian="bold" style:font-name-complex="Courier New2" style:font-size-complex="9pt"/>
    </style:style>
    <style:style style:name="T19" style:family="text">
      <style:text-properties fo:color="#7f7f7f" loext:opacity="100%" style:font-name="Courier New1" fo:font-size="11pt" style:font-size-asian="11pt" style:font-name-complex="Courier New2" style:font-size-complex="11pt"/>
    </style:style>
    <style:style style:name="T20" style:family="text">
      <style:text-properties fo:color="#7f7f7f" loext:opacity="100%"/>
    </style:style>
    <style:style style:name="T21" style:family="text">
      <style:text-properties style:text-position="super 58%"/>
    </style:style>
    <style:style style:name="T22" style:family="text">
      <style:text-properties style:font-name="Times New Roman" style:text-underline-style="solid" style:text-underline-width="auto" style:text-underline-color="font-color" style:font-name-complex="Times New Roman1"/>
    </style:style>
    <style:style style:name="T23" style:family="text">
      <style:text-properties style:font-name="Times New Roman" style:font-name-complex="Times New Roman1"/>
    </style:style>
    <style:style style:name="T24" style:family="text">
      <style:text-properties officeooo:rsid="0001b96d"/>
    </style:style>
    <style:style style:name="T25" style:family="text">
      <style:text-properties officeooo:rsid="00045974"/>
    </style:style>
    <style:style style:name="T26" style:family="text">
      <style:text-properties officeooo:rsid="000cba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_28_user_29_">IC221 Lab1<text:tab/>Shell Commands <text:tab/><text:tab/><text:tab/>Name: ______________________</text:p>
      <text:p text:style-name="Standard_20__28_user_29_">AY24 Spring, 120 points total</text:p>
      <text:p text:style-name="Standard_20__28_user_29_"/>
      <text:p text:style-name="Standard_20__28_user_29_"><text:span text:style-name="T1">Setup</text:span></text:p>
      <text:p text:style-name="Standard_20__28_user_29_"><text:tab/>Create a working folder and <text:span text:style-name="T3">cd</text:span> into it</text:p>
      <text:p text:style-name="Standard_20__28_user_29_"><text:tab/>Download <text:span text:style-name="T3">lab.tar.gz</text:span> to your working folder</text:p>
      <text:p text:style-name="Standard_20__28_user_29_"><text:tab/>Extract the files: <text:span text:style-name="T3">tar -xzvf lab.tar.gz</text:span><text:span text:style-name="T4">­</text:span></text:p>
      <text:p text:style-name="Standard_20__28_user_29_"><text:tab/><text:span text:style-name="T3">cd stu</text:span></text:p>
      <text:p text:style-name="Standard_20__28_user_29_"/>
      <text:p text:style-name="Standard_20__28_user_29_"><text:span text:style-name="T1">Submission</text:span></text:p>
      <text:p text:style-name="Standard_20__28_user_29_"><text:tab/>Submit this completed worksheet to <text:span text:style-name="T3">https://submit.usna.edu</text:span></text:p>
      <text:p text:style-name="Standard_20__28_user_29_"/>
      <text:p text:style-name="Standard_20__28_user_29_"/>
      <text:p text:style-name="Standard_20__28_user_29_"><text:span text:style-name="T2">Part 1: The Manual Pages (30)</text:span></text:p>
      <text:p text:style-name="Standard_20__28_user_29_"/>
      <text:p text:style-name="Standard_20__28_user_29_">Unix/Linux systems are well documented through a set of <text:span text:style-name="T11">manual pages</text:span>. To access the manuals, use the <text:span text:style-name="T13">man </text:span>command. For example, to view the manual page for <text:span text:style-name="T13">ls</text:span>:</text:p>
      <text:p text:style-name="Standard_20__28_user_29_"/>
      <text:p text:style-name="Standard_20__28_user_29_"><text:span text:style-name="T3">$ man ls</text:span></text:p>
      <text:p text:style-name="Standard_20__28_user_29_"/>
      <text:p text:style-name="Standard_20__28_user_29_">This brings up the manual page, whose header looks like this:</text:p>
      <text:p text:style-name="P2"/>
      <text:p text:style-name="Standard_20__28_user_29_"><text:span text:style-name="T5">NAME</text:span></text:p>
      <text:p text:style-name="Standard_20__28_user_29_"><text:span text:style-name="T5"><text:s text:c="7"/>ls - list directory contents</text:span></text:p>
      <text:p text:style-name="P5"/>
      <text:p text:style-name="Standard_20__28_user_29_"><text:span text:style-name="T5">SYNOPSIS</text:span></text:p>
      <text:p text:style-name="Standard_20__28_user_29_"><text:span text:style-name="T5"><text:s text:c="7"/>ls [OPTION]... [FILE]...</text:span></text:p>
      <text:p text:style-name="P5"/>
      <text:p text:style-name="Standard_20__28_user_29_"><text:span text:style-name="T5">DESCRIPTION</text:span></text:p>
      <text:p text:style-name="Standard_20__28_user_29_"><text:span text:style-name="T5"><text:s text:c="7"/>List information about the FILEs (the current directory by default). <text:s/>Sort entries alphabetically if none</text:span></text:p>
      <text:p text:style-name="Standard_20__28_user_29_"><text:span text:style-name="T5"><text:s text:c="7"/>of -cftuvSUX nor --sort is specified.</text:span></text:p>
      <text:p text:style-name="P5"/>
      <text:p text:style-name="Standard_20__28_user_29_"><text:span text:style-name="T5"><text:s text:c="7"/>Mandatory arguments to long options are mandatory for short options too.</text:span></text:p>
      <text:p text:style-name="P5"/>
      <text:p text:style-name="Standard_20__28_user_29_"><text:span text:style-name="T5"><text:s text:c="7"/>-a, --all</text:span></text:p>
      <text:p text:style-name="Standard_20__28_user_29_"><text:span text:style-name="T5"><text:s text:c="14"/>do not ignore entries starting with .</text:span></text:p>
      <text:p text:style-name="P5"/>
      <text:p text:style-name="Standard_20__28_user_29_"><text:span text:style-name="T5"><text:s text:c="7"/>-A, --almost-all</text:span></text:p>
      <text:p text:style-name="Standard_20__28_user_29_"><text:span text:style-name="T5"><text:s text:c="14"/>do not list implied . and ..</text:span></text:p>
      <text:p text:style-name="Standard_20__28_user_29_"/>
      <text:p text:style-name="Standard_20__28_user_29_">The manual page provides both a brief description of the command and the arguments and options. For example, we see that the option <text:span text:style-name="T3">-a</text:span> or <text:span text:style-name="T3">--all</text:span> both list all entries for the directory, including <text:span text:style-name="T3">.</text:span> and<text:span text:style-name="T13"> </text:span><text:span text:style-name="T3">.. </text:span>and all hidden files starting with <text:span text:style-name="T3">.</text:span> while, conversely, the <text:span text:style-name="T3">-A</text:span> or <text:span text:style-name="T3">--almost-all</text:span> option list all hidden files while <text:span text:style-name="T10">not</text:span> displaying the<text:span text:style-name="T10"> </text:span><text:span text:style-name="T14">.</text:span> or<text:span text:style-name="T13"> </text:span><text:span text:style-name="T3">..</text:span> entries.</text:p>
      <text:p text:style-name="Standard_20__28_user_29_"/>
      <text:p text:style-name="Standard_20__28_user_29_">This is just one of many options for the<text:span text:style-name="T3"> ls</text:span> command, and you can scroll down using the up and down arrow key. <text:s text:c="2"/></text:p>
      <text:p text:style-name="Standard_20__28_user_29_"/>
      <text:p text:style-name="Standard_20__28_user_29_">Quit the manual page by presssing<text:span text:style-name="T13"> </text:span><text:span text:style-name="T3">q</text:span>.</text:p>
      <text:p text:style-name="P7"/>
      <text:p text:style-name="P9"><text:span text:style-name="T1">Lab Questions and Tasks</text:span></text:p>
      <text:p text:style-name="Standard_20__28_user_29_"/>
      <text:p text:style-name="Standard_20__28_user_29_">Perform the following tasks and answer the following questions:</text:p>
      <text:p text:style-name="Standard_20__28_user_29_"/>
      <text:p text:style-name="Standard_20__28_user_29_">1. <text:s/>(10 points) For the <text:span text:style-name="T6">ls</text:span> command, what option prints information out in long form, like <text:span text:style-name="T3">-l</text:span>, but does <text:span text:style-name="T11">not</text:span> print any group ownership information?</text:p>
      <table:table table:name="Table1" table:style-name="Table1">
        <table:table-column table:style-name="Table1.A"/>
        <table:table-row table:style-name="Table1.1">
          <table:table-cell table:style-name="Table1.A1" office:value-type="string">
            <text:p text:style-name="P10">-<text:span text:style-name="T24">o</text:span></text:p>
          </table:table-cell>
        </table:table-row>
      </table:table>
      <text:p text:style-name="Standard_20__28_user_29_"/>
      <text:p text:style-name="Standard_20__28_user_29_">Provide a copy of the output using <text:span text:style-name="T13">ls</text:span> with this option run from the top level of the lab directory.</text:p>
      <table:table table:name="Table2" table:style-name="Table2">
        <table:table-column table:style-name="Table2.A"/>
        <table:table-row table:style-name="Table2.1">
          <table:table-cell table:style-name="Table2.A1" office:value-type="string">
            <text:p text:style-name="P38">total 4332</text:p>
            <text:p text:style-name="P38">-rw------- 1 m263708 <text:s text:c="5"/>11 Jan 11 10:07 <text:s/>beatarmy.txt</text:p>
            <text:p text:style-name="P38">-rw------- 1 m263708 <text:s/>936251 Jan 11 10:07 <text:s/>dickens.txt</text:p>
            <text:p text:style-name="P38">-rw------- 1 m263708 <text:s text:c="6"/>9 Jan 11 10:07 <text:s/>gonavy.txt</text:p>
            <text:p text:style-name="P38">-rw------- 1 m263708 <text:s text:c="3"/>3243 Jan 11 10:07 <text:s/>hemingway.txt</text:p>
            <text:p text:style-name="P38">-r-------- 1 m263708 <text:s text:c="6"/>0 Jan 11 10:07 'Icon'$'\r'</text:p>
            <text:p text:style-name="P38">-rw------- 1 m263708 <text:s text:c="2"/>20425 Jan 11 10:07 <text:s/>lab1.docx</text:p>
            <text:p text:style-name="P38">-rw------- 1 m263708 3399671 Jan 11 10:07 <text:s/>netflix_titles.csv</text:p>
            <text:p text:style-name="P38">drwx------ 2 m263708 <text:s text:c="3"/>4096 Jan 11 10:07 <text:s/>part1</text:p>
            <text:p text:style-name="P38">-rw------- 1 m263708 <text:s text:c="2"/>59476 Jan 11 10:07 <text:s/>sample-db.csv</text:p>
            <text:p text:style-name="P38"/>
          </table:table-cell>
        </table:table-row>
      </table:table>
      <text:p text:style-name="Standard_20__28_user_29_"/>
      <text:p text:style-name="Standard_20__28_user_29_"/>
      <text:p text:style-name="Standard_20__28_user_29_">2. <text:s/>Change into the<text:span text:style-name="T3"> part1</text:span> directory and type<text:span text:style-name="T3"> ls</text:span>. You will see a list of files: <text:s/><text:span text:style-name="T3">a b c d e f g</text:span><text:span text:style-name="T13">. </text:span>Note that <text:span text:style-name="T3">ls</text:span> lists the files in alphabetic order.</text:p>
      <text:p text:style-name="Standard_20__28_user_29_"/>
      <text:p text:style-name="P26">(a) (4 points) What <text:span text:style-name="T3">ls</text:span> option will list the files in <text:span text:style-name="T11">reverse</text:span> alphabetic order?</text:p>
      <table:table table:name="Table3" table:style-name="Table3">
        <table:table-column table:style-name="Table3.A"/>
        <table:table-row table:style-name="Table3.1">
          <table:table-cell table:style-name="Table3.A1" office:value-type="string">
            <text:p text:style-name="P11">ls -r</text:p>
          </table:table-cell>
        </table:table-row>
      </table:table>
      <text:p text:style-name="Standard_20__28_user_29_"/>
      <text:p text:style-name="P26">Provide a copy of your output of your<text:span text:style-name="T3"> ls </text:span>with the <text:span text:style-name="T10">reverse</text:span> option, and the addition of <text:s/><text:span text:style-name="T3">-l.</text:span></text:p>
      <table:table table:name="Table4" table:style-name="Table4">
        <table:table-column table:style-name="Table4.A"/>
        <table:table-row table:style-name="Table4.1">
          <table:table-cell table:style-name="Table4.A1" office:value-type="string">
            <text:p text:style-name="P42">'Icon'$'\r' <text:s text:c="2"/>g <text:s text:c="2"/>f <text:s text:c="2"/>e <text:s text:c="2"/>d <text:s text:c="2"/>c <text:s text:c="2"/>b <text:s text:c="2"/>a</text:p>
            <text:p text:style-name="P42"/>
            <text:p text:style-name="P42"/>
            <text:p text:style-name="P42"/>
            <text:p text:style-name="P42"/>
            <text:p text:style-name="P42"/>
            <text:p text:style-name="P42"/>
            <text:p text:style-name="P42"/>
          </table:table-cell>
        </table:table-row>
      </table:table>
      <text:p text:style-name="P26"/>
      <text:p text:style-name="P26">(b) (3 points) What <text:span text:style-name="T3">ls</text:span> options will sort the files by size, from largest to smallest?</text:p>
      <table:table table:name="Table5" table:style-name="Table5">
        <table:table-column table:style-name="Table5.A"/>
        <table:table-row table:style-name="Table5.1">
          <table:table-cell table:style-name="Table5.A1" office:value-type="string">
            <text:p text:style-name="P11">ls -S</text:p>
          </table:table-cell>
        </table:table-row>
      </table:table>
      <text:p text:style-name="P26">Provide a copy of your output of your <text:span text:style-name="T3">ls</text:span> by file size, with the addition of <text:span text:style-name="T3">-l</text:span>.</text:p>
      <table:table table:name="Table6" table:style-name="Table6">
        <table:table-column table:style-name="Table6.A"/>
        <table:table-row table:style-name="Table6.1">
          <table:table-cell table:style-name="Table6.A1" office:value-type="string">
            <text:p text:style-name="P43"><text:s/>d <text:s text:c="2"/>e <text:s text:c="2"/>f <text:s text:c="2"/>b <text:s text:c="2"/>c <text:s text:c="2"/>g <text:s text:c="2"/>a <text:s/>'Icon'$'\r'</text:p>
            <text:p text:style-name="P42"/>
            <text:p text:style-name="P42"/>
            <text:p text:style-name="P42"/>
            <text:p text:style-name="P42"/>
            <text:p text:style-name="P42"/>
            <text:p text:style-name="P42"/>
            <text:p text:style-name="P42"/>
          </table:table-cell>
        </table:table-row>
      </table:table>
      <text:p text:style-name="P26"/>
      <text:p text:style-name="P27">(c) (3 points) What <text:span text:style-name="T13">ls</text:span> option(s) will sort the files in <text:span text:style-name="T10">reverse size order</text:span> (from smallest to largest)?</text:p>
      <table:table table:name="Table7" table:style-name="Table7">
        <table:table-column table:style-name="Table7.A"/>
        <table:table-row table:style-name="Table7.1">
          <table:table-cell table:style-name="Table7.A1" office:value-type="string">
            <text:p text:style-name="P11">ls -Sr</text:p>
          </table:table-cell>
        </table:table-row>
      </table:table>
      <text:p text:style-name="P26"/>
      <text:p text:style-name="P26">Provide a copy of your output of your <text:span text:style-name="T3">ls</text:span><text:span text:style-name="T16"> </text:span>in reverse size order, with the addition of <text:span text:style-name="T3">-l</text:span>.</text:p>
      <table:table table:name="Table8" table:style-name="Table8">
        <table:table-column table:style-name="Table8.A"/>
        <table:table-row table:style-name="Table8.1">
          <table:table-cell table:style-name="Table8.A1" office:value-type="string">
            <text:p text:style-name="P38">total 108</text:p>
            <text:p text:style-name="P38">-r-------- 1 m263708 mids <text:s text:c="4"/>0 Jan 11 10:07 'Icon'$'\r'</text:p>
            <text:p text:style-name="P38">-rw------- 1 m263708 mids <text:s/>6091 Jan 11 10:07 <text:s/>a</text:p>
            <text:p text:style-name="P38">-rw------- 1 m263708 mids <text:s/>9894 Jan 11 10:07 <text:s/>g</text:p>
            <text:p text:style-name="P38">-rw------- 1 m263708 mids 12214 Jan 11 10:07 <text:s/>c</text:p>
            <text:p text:style-name="P38">-rw------- 1 m263708 mids 12322 Jan 11 10:07 <text:s/>b</text:p>
            <text:p text:style-name="P38">-rw------- 1 m263708 mids 13946 Jan 11 10:07 <text:s/>f</text:p>
            <text:p text:style-name="P38">-rw------- 1 m263708 mids 16989 Jan 11 10:07 <text:s/>e</text:p>
            <text:p text:style-name="P38">-rw------- 1 m263708 mids 22156 Jan 11 10:07 <text:s/>d</text:p>
            <text:p text:style-name="P38"/>
          </table:table-cell>
        </table:table-row>
      </table:table>
      <text:p text:style-name="P26"/>
      <text:p text:style-name="Standard_20__28_user_29_"/>
      <text:p text:style-name="Standard_20__28_user_29_"/>
      <text:p text:style-name="Standard_20__28_user_29_">3. <text:s/>(5 points) Remove the <text:s/><text:span text:style-name="T3">g </text:span>file using the <text:span text:style-name="T3">rm</text:span> command. Notice that the shell asked you to confirm removing the item. Look at the manual page for <text:span text:style-name="T3">rm</text:span>. What option can you use to avoid having to confirm the removal of an item?</text:p>
      <table:table table:name="Table9" table:style-name="Table9">
        <table:table-column table:style-name="Table9.A"/>
        <table:table-row table:style-name="Table9.1">
          <table:table-cell table:style-name="Table9.A1" office:value-type="string">
            <text:p text:style-name="P15">rm -f</text:p>
            <text:p text:style-name="P12"/>
          </table:table-cell>
        </table:table-row>
      </table:table>
      <text:p text:style-name="Standard_20__28_user_29_"/>
      <text:p text:style-name="Standard_20__28_user_29_"/>
      <text:p text:style-name="P28"/>
      <text:p text:style-name="Standard_20__28_user_29_"/>
      <text:p text:style-name="Standard_20__28_user_29_">4. <text:s/>(5 points) Read the manual page for the <text:span text:style-name="T3">touch</text:span> command. One of the uses for <text:span text:style-name="T3">touch</text:span><text:span text:style-name="T13"> </text:span>is to update the last modified timestamp of a file (you can view that last modified using <text:span text:style-name="T3">ls -l</text:span>). Use the<text:span text:style-name="T13"> </text:span><text:span text:style-name="T3">touch</text:span> command to create a file<text:span text:style-name="T3"> y2k</text:span> whose last modification time was Dec. 31 1999 at 23:59.59. Include the command you used on your worksheet and a copy of your <text:span text:style-name="T3">ls -l </text:span>output of the <text:span text:style-name="T3">y2k</text:span> file.</text:p>
      <text:p text:style-name="Standard_20__28_user_29_"/>
      <text:p text:style-name="Standard_20__28_user_29_">Command Used:</text:p>
      <table:table table:name="Table10" table:style-name="Table10">
        <table:table-column table:style-name="Table10.A"/>
        <table:table-row table:style-name="Table10.1">
          <table:table-cell table:style-name="Table10.A1" office:value-type="string">
            <text:p text:style-name="P19">touch -t 199912312359.59 y2k</text:p>
          </table:table-cell>
        </table:table-row>
      </table:table>
      <text:p text:style-name="Standard_20__28_user_29_">-t STAMP</text:p>
      <text:p text:style-name="Standard_20__28_user_29_"><text:s text:c="14"/>use [[CC]YY]MMDDhhmm[.ss] instead of current time</text:p>
      <text:p text:style-name="Standard_20__28_user_29_"/>
      <text:p text:style-name="Standard_20__28_user_29_"/>
      <text:p text:style-name="Standard_20__28_user_29_">Output of <text:s/><text:span text:style-name="T3">ls -l</text:span><text:span text:style-name="T13">:</text:span></text:p>
      <table:table table:name="Table11" table:style-name="Table11">
        <table:table-column table:style-name="Table11.A"/>
        <table:table-row table:style-name="Table11.1">
          <table:table-cell table:style-name="Table11.A1" office:value-type="string">
            <text:p text:style-name="P39">total 96</text:p>
            <text:p text:style-name="P39">-rw------- 1 m263708 mids <text:s/>6091 Jan 11 10:07 <text:s/>a</text:p>
            <text:p text:style-name="P39">-rw------- 1 m263708 mids 12322 Jan 11 10:07 <text:s/>b</text:p>
            <text:p text:style-name="P39">-rw------- 1 m263708 mids 12214 Jan 11 10:07 <text:s/>c</text:p>
            <text:p text:style-name="P39">-rw------- 1 m263708 mids 22156 Jan 11 10:07 <text:s/>d</text:p>
            <text:p text:style-name="P39">-rw------- 1 m263708 mids 16989 Jan 11 10:07 <text:s/>e</text:p>
            <text:p text:style-name="P39">-rw------- 1 m263708 mids 13946 Jan 11 10:07 <text:s/>f</text:p>
            <text:p text:style-name="P39">-r-------- 1 m263708 mids <text:s text:c="4"/>0 Jan 11 10:07 'Icon'$'\r'</text:p>
            <text:p text:style-name="P39">-rw------- 1 m263708 mids <text:s text:c="4"/>0 Dec 31 <text:s/>1999 <text:s/>y2k</text:p>
            <text:p text:style-name="P39"/>
            <text:p text:style-name="P39"/>
          </table:table-cell>
        </table:table-row>
      </table:table>
      <text:p text:style-name="P3"/>
      <text:p text:style-name="Standard_20__28_user_29_"/>
      <text:p text:style-name="P28"/>
      <text:p text:style-name="P9"><text:span text:style-name="T2">Part 2: Text File Operations (30)</text:span></text:p>
      <text:p text:style-name="Standard_20__28_user_29_"/>
      <text:p text:style-name="Standard_20__28_user_29_">Some Unix/Linux shell commands are used for viewing and changing the contents of files.</text:p>
      <text:p text:style-name="Standard_20__28_user_29_"/>
      <text:p text:style-name="Standard_20__28_user_29_"><text:span text:style-name="T1">Viewing Files</text:span></text:p>
      <text:p text:style-name="Standard_20__28_user_29_"/>
      <text:p text:style-name="Standard_20__28_user_29_">The command to display a file’s contents is the <text:span text:style-name="T3">cat</text:span> command, which is short for concatenate. Here is the man page synopsis for <text:span text:style-name="T13">cat</text:span>:</text:p>
      <text:p text:style-name="Standard_20__28_user_29_"/>
      <text:p text:style-name="Standard_20__28_user_29_"><text:span text:style-name="T5">NAME</text:span></text:p>
      <text:p text:style-name="Standard_20__28_user_29_"><text:span text:style-name="T5"><text:s text:c="5"/>cat -- concatenate and print files</text:span></text:p>
      <text:p text:style-name="P5"/>
      <text:p text:style-name="Standard_20__28_user_29_"><text:span text:style-name="T5">SYNOPSIS</text:span></text:p>
      <text:p text:style-name="Standard_20__28_user_29_"><text:span text:style-name="T5"><text:s text:c="5"/>cat [-benstuv] [file ...]private-school</text:span></text:p>
      <text:p text:style-name="P5"/>
      <text:p text:style-name="Standard_20__28_user_29_"><text:span text:style-name="T5">DESCRIPTION</text:span></text:p>
      <text:p text:style-name="Standard_20__28_user_29_"><text:span text:style-name="T5"><text:s text:c="5"/>The cat utility reads files sequentially, writing them to the standard output. <text:s/>The file operands</text:span></text:p>
      <text:p text:style-name="Standard_20__28_user_29_"><text:span text:style-name="T5"><text:s text:c="5"/>are processed in command-line order. <text:s/>If file is a single dash (`-') or absent, cat reads from the</text:span></text:p>
      <text:p text:style-name="Standard_20__28_user_29_"><text:span text:style-name="T5"><text:s text:c="5"/>standard input. <text:s/>If file is a UNIX domain socket, cat connects to it and then reads it until EOF.</text:span></text:p>
      <text:p text:style-name="Standard_20__28_user_29_"><text:span text:style-name="T5"><text:s text:c="5"/>This complements the UNIX domain binding capability available in inetd(8).</text:span></text:p>
      <text:p text:style-name="Standard_20__28_user_29_"/>
      <text:p text:style-name="Standard_20__28_user_29_">The <text:span text:style-name="T3">cat</text:span> command takes a file or sequence of files and writes them to <text:span text:style-name="T11">standard out</text:span>, which is the terminal. Let's do a quick example. Navigate to part2 in the lab directory, and let's <text:span text:style-name="T3">cat</text:span> the output of the <text:span text:style-name="T3">gonavy.txt</text:span> file:</text:p>
      <text:p text:style-name="Standard_20__28_user_29_"/>
      <text:p text:style-name="Standard_20__28_user_29_"><text:span text:style-name="T3">$ cat gonavy.txt</text:span></text:p>
      <text:p text:style-name="Standard_20__28_user_29_"><text:span text:style-name="T3">Go Navy!</text:span></text:p>
      <text:p text:style-name="P31"><text:tab/></text:p>
      <text:p text:style-name="Standard_20__28_user_29_"><text:span text:style-name="T3">cat</text:span> can also take multiple files as input, and print their contents to the terminal one after the other, or <text:s/><text:span text:style-name="T11">concatenate</text:span> the contents by printing it all to standard output. Let's use the <text:span text:style-name="T3">cat</text:span> command to view the contents of the files in <text:span text:style-name="T3">part2</text:span> of the lab directory. Use <text:span text:style-name="T3">cd</text:span> to navigate there.</text:p>
      <text:p text:style-name="Standard_20__28_user_29_"/>
      <text:p text:style-name="Standard_20__28_user_29_"><text:span text:style-name="T3">$ cat gonavy.txt beatarmy.txt</text:span></text:p>
      <text:p text:style-name="Standard_20__28_user_29_"><text:span text:style-name="T3">Go Navy!</text:span></text:p>
      <text:p text:style-name="Standard_20__28_user_29_"><text:span text:style-name="T3">Beat Army!</text:span></text:p>
      <text:p text:style-name="P4"/>
      <text:p text:style-name="Standard_20__28_user_29_"/>
      <text:p text:style-name="Standard_20__28_user_29_">The contents of <text:span text:style-name="T3">beatarmy.txt</text:span> is "Beat Army!" and the contents of <text:span text:style-name="T3">gonavy.txt</text:span> is "Go Navy!”. The concatenation of those contents is "Go Navy! Beat Army!" across two lines.</text:p>
      <text:p text:style-name="Standard_20__28_user_29_"/>
      <text:p text:style-name="Standard_20__28_user_29_"/>
      <text:p text:style-name="P9"><text:span text:style-name="T1">Viewing files with </text:span><text:span text:style-name="T7">less</text:span><text:span text:style-name="T1"> and </text:span><text:span text:style-name="T7">more</text:span></text:p>
      <text:p text:style-name="Standard_20__28_user_29_"/>
      <text:p text:style-name="Standard_20__28_user_29_">One drawback of viewing files with <text:span text:style-name="T13">cat</text:span> is that it clutters up the terminal output. You could always clear the terminal using <text:span text:style-name="T3">clear</text:span> or <text:span text:style-name="T3">Control-l</text:span> <text:s/>(go ahead and try that now), but it can get bothersome the more you need to do so.</text:p>
      <text:p text:style-name="Standard_20__28_user_29_"/>
      <text:p text:style-name="Standard_20__28_user_29_">Unix provides two ways to view a file <text:span text:style-name="T11">iteratively</text:span> (not all at once) within a terminal application: <text:span text:style-name="T3">less </text:span>and <text:span text:style-name="T3">more</text:span>. The basic difference between the two file viewers is that <text:span text:style-name="T3">less</text:span> allows you to go forward and backwards in a file while <text:span text:style-name="T3">more</text:span> only allows you to move forward in the file, exiting at the end. Thus, in Unix/Linux, <text:span text:style-name="T3">less</text:span> is really more.</text:p>
      <text:p text:style-name="Standard_20__28_user_29_"/>
      <text:p text:style-name="Standard_20__28_user_29_">Let's see an example of why this is useful. Consider two great authors of literature, Charles Dickens and Ernest Hemingway. Dickens was paid by the word and so his stories are very long indeed, while Hemingway was a minimalist, and his stories were quite short. In the <text:span text:style-name="T3">part2</text:span> directory you have two text files, one named <text:span text:style-name="T3">dickens.txt</text:span> and one named <text:span text:style-name="T3">hemingway.txt</text:span>.</text:p>
      <text:p text:style-name="Standard_20__28_user_29_"/>
      <text:p text:style-name="Standard_20__28_user_29_">We can easily read <text:span text:style-name="T3">hemingway.txt</text:span> using <text:span text:style-name="T3">more</text:span>, moving forward in the file by pressing <text:span text:style-name="T3">&lt;space&gt;</text:span> to page down, or by using the down-arrow key. The indicator at the bottom of the screen describes how far in the file we've progressed. </text:p>
      <text:p text:style-name="Standard_20__28_user_29_"/>
      <text:p text:style-name="Standard_20__28_user_29_">Let's now use <text:span text:style-name="T3">more</text:span> to read <text:span text:style-name="T3">dickens.txt</text:span> … oh man! This is going to take forever, and there is only one way to go, forward. Clearly, we need a more powerful viewer, so we use<text:span text:style-name="T3"> less</text:span>. The <text:span text:style-name="T3">less</text:span> command allows you to move forward and back within the file, plus a bunch of other useful navigation tools. Here are some:</text:p>
      <text:p text:style-name="Standard_20__28_user_29_"/>
      <text:list xml:id="list1863831632" text:style-name="WWNum1">
        <text:list-item>
          <text:p text:style-name="P32">Quit: <text:span text:style-name="T8">q</text:span></text:p>
        </text:list-item>
        <text:list-item>
          <text:p text:style-name="P32">Search forward: <text:span text:style-name="T8">/</text:span> then type your search (regex allowed) then use the following</text:p>
          <text:list>
            <text:list-item>
              <text:p text:style-name="P32">Next match going forwards: <text:span text:style-name="T8">n</text:span></text:p>
            </text:list-item>
            <text:list-item>
              <text:p text:style-name="P32">Next match going backwards: <text:span text:style-name="T8">N</text:span></text:p>
            </text:list-item>
          </text:list>
        </text:list-item>
        <text:list-item>
          <text:p text:style-name="P32">Search backward: <text:span text:style-name="T8">?</text:span> then type your search (regex allowed) then use the following</text:p>
          <text:list>
            <text:list-item>
              <text:p text:style-name="P32">Next going backwards: <text:span text:style-name="T8">n</text:span></text:p>
            </text:list-item>
            <text:list-item>
              <text:p text:style-name="P32">Next match going forwards: <text:span text:style-name="T8">N</text:span></text:p>
            </text:list-item>
          </text:list>
        </text:list-item>
        <text:list-item>
          <text:p text:style-name="P32">Go to line: <text:s/><text:span text:style-name="T8">:</text:span> <text:s/>then type line number</text:p>
        </text:list-item>
        <text:list-item>
          <text:p text:style-name="P32">Start of file: <text:span text:style-name="T8">&lt;</text:span></text:p>
        </text:list-item>
        <text:list-item>
          <text:p text:style-name="P32">End of file: <text:span text:style-name="T8">&gt;</text:span></text:p>
        </text:list-item>
        <text:list-item>
          <text:p text:style-name="P32">Panic: <text:span text:style-name="T8">CTRL-g</text:span><text:span text:style-name="T3"> <text:s/></text:span></text:p>
        </text:list-item>
      </text:list>
      <text:p text:style-name="P7"/>
      <text:p text:style-name="P9"><text:span text:style-name="T1">Lab Questions and Tasks</text:span>:</text:p>
      <text:p text:style-name="Standard_20__28_user_29_"/>
      <text:p text:style-name="Standard_20__28_user_29_">1. <text:s/>(5 points) Use <text:span text:style-name="T3">cat</text:span> to output a "Beat Army!", then Hemingway's story, then "Go Navy!" at the end. Use only a single command. Show the command you used:</text:p>
      <table:table table:name="Table12" table:style-name="Table12">
        <table:table-column table:style-name="Table12.A"/>
        <table:table-row table:style-name="Table12.1">
          <table:table-cell table:style-name="Table12.A1" office:value-type="string">
            <text:p text:style-name="P12">cat beatarmy.txt hemingway.txt gonavy.txt</text:p>
          </table:table-cell>
        </table:table-row>
      </table:table>
      <text:p text:style-name="Standard_20__28_user_29_"/>
      <text:p text:style-name="Standard_20__28_user_29_">2. <text:s/>(5 points) Why is <text:span text:style-name="T3">less</text:span> more?</text:p>
      <table:table table:name="Table13" table:style-name="Table13">
        <table:table-column table:style-name="Table13.A"/>
        <table:table-row table:style-name="Table13.1">
          <table:table-cell table:style-name="Table13.A1" office:value-type="string">
            <text:p text:style-name="P25"><text:span text:style-name="T3">less</text:span> allows you to go forward and backwards in a file while <text:span text:style-name="T3">more</text:span> only allows you to move forward in the file, exiting at the end.</text:p>
            <text:p text:style-name="P40"/>
            <text:p text:style-name="P40"/>
          </table:table-cell>
        </table:table-row>
      </table:table>
      <text:p text:style-name="Standard_20__28_user_29_"/>
      <text:p text:style-name="Standard_20__28_user_29_"/>
      <text:p text:style-name="Standard_20__28_user_29_">3. <text:s/>Use <text:span text:style-name="T3">less</text:span> to open <text:span text:style-name="T3">dickens.txt</text:span>.</text:p>
      <text:p text:style-name="Standard_20__28_user_29_"><text:s text:c="8"/></text:p>
      <text:p text:style-name="P26">(a) (5 points) Search for the first instance of "Fagin". What is the full text of the sentence in which it first occurs?</text:p>
      <table:table table:name="Table14" table:style-name="Table14">
        <table:table-column table:style-name="Table14.A"/>
        <table:table-row table:style-name="Table14.1">
          <table:table-cell table:style-name="Table14.A1" office:value-type="string">
            <text:p text:style-name="P13">Is Fagin upstairs?</text:p>
          </table:table-cell>
        </table:table-row>
      </table:table>
      <text:p text:style-name="P29"/>
      <text:p text:style-name="P26"/>
      <text:p text:style-name="P26">(b) (5 points) Find the second to last instance of "Fagin". Describe how you did that:</text:p>
      <table:table table:name="Table15" table:style-name="Table15">
        <table:table-column table:style-name="Table15.A"/>
        <table:table-row table:style-name="Table15.1">
          <table:table-cell table:style-name="Table15.A1" office:value-type="string">
            <text:p text:style-name="P21"><text:span text:style-name="T25">I found it by going to the end of the file &gt;, then searched using ? For Fagin, and then used n to find the second to last instance</text:span></text:p>
          </table:table-cell>
        </table:table-row>
      </table:table>
      <text:p text:style-name="P26"><text:s/></text:p>
      <text:p text:style-name="P26">Copy the text of the sentence it appears in:</text:p>
      <table:table table:name="Table16" table:style-name="Table16">
        <table:table-column table:style-name="Table16.A"/>
        <table:table-row table:style-name="Table16.1">
          <table:table-cell table:style-name="Table16.A1" office:value-type="string">
            <text:p text:style-name="P40">As far from home, died the chief remaining members of his friend Fagin's gang</text:p>
            <text:p text:style-name="P40"/>
            <text:p text:style-name="P40"/>
            <text:p text:style-name="P40"/>
          </table:table-cell>
        </table:table-row>
      </table:table>
      <text:p text:style-name="P26"/>
      <text:p text:style-name="P26"/>
      <text:p text:style-name="Standard_20__28_user_29_"/>
      <text:p text:style-name="P26">(c) (10 points) Go to line 2691. What is the name of that chapter?</text:p>
      <table:table table:name="Table17" table:style-name="Table17">
        <table:table-column table:style-name="Table17.A"/>
        <table:table-row table:style-name="Table17.1">
          <table:table-cell table:style-name="Table17.A1" office:value-type="string">
            <text:p text:style-name="P22">CHAPTER IX</text:p>
            <text:p text:style-name="P22"/>
            <text:p text:style-name="P22"/>
            <text:p text:style-name="P22"/>
          </table:table-cell>
        </table:table-row>
      </table:table>
      <text:p text:style-name="P26"/>
      <text:p text:style-name="P8"/>
      <text:p text:style-name="P9"><text:span text:style-name="T2">Part 3: Viewing Portions of Files (30)</text:span></text:p>
      <text:p text:style-name="Standard_20__28_user_29_"/>
      <text:p text:style-name="Standard_20__28_user_29_">When we do want to print the contents of a file to the terminal, we may not want to print the whole thing, as <text:span text:style-name="T3">cat</text:span> does. Instead, sometimes we'd like just to print the first <text:span text:style-name="T11">n</text:span> lines, or the last <text:span text:style-name="T11">n</text:span> lines, or some set of lines in the middle, or just print lines that match a given search string. For that we have set of very useful commands.</text:p>
      <text:p text:style-name="Standard_20__28_user_29_"/>
      <text:p text:style-name="Standard_20__28_user_29_">For the following examples, navigate to the <text:span text:style-name="T3">part3</text:span> directory in the lab directory. There is a sample file <text:span text:style-name="T3">sample-db.csv</text:span> that you will use for this part that contains fake records of people entering information on a web server.</text:p>
      <text:p text:style-name="P7"/>
      <text:p text:style-name="Standard_20__28_user_29_"><text:span text:style-name="T1">View the first or last </text:span><text:span text:style-name="T12">n</text:span><text:span text:style-name="T1"> lines with </text:span><text:span text:style-name="T7">head</text:span><text:span text:style-name="T1"> or </text:span><text:span text:style-name="T7">tail</text:span></text:p>
      <text:p text:style-name="Standard_20__28_user_29_"/>
      <text:p text:style-name="Standard_20__28_user_29_">The <text:span text:style-name="T3">head</text:span> command is used to print the ‘head’ of the file. By default, <text:span text:style-name="T3">head</text:span> prints the first 10 lines:</text:p>
      <text:p text:style-name="Standard_20__28_user_29_"><text:span text:style-name="T9">$ head sample-db.csv</text:span></text:p>
      <text:p text:style-name="P33"/>
      <text:p text:style-name="Standard_20__28_user_29_"/>
      <text:p text:style-name="Standard_20__28_user_29_">Similarly, <text:span text:style-name="T9">tail </text:span>by default will show the last 10 lines:</text:p>
      <text:p text:style-name="Standard_20__28_user_29_"><text:span text:style-name="T9">$ tail sample-db.csv</text:span></text:p>
      <text:p text:style-name="P33"/>
      <text:p text:style-name="Standard_20__28_user_29_"/>
      <text:p text:style-name="Standard_20__28_user_29_">You can describe how many lines you wish to show in two ways, either by using <text:span text:style-name="T3">-n</text:span> argument, where n is replaced by the number of lines. For example, to print the first 3 lines:</text:p>
      <text:p text:style-name="Standard_20__28_user_29_"/>
      <text:p text:style-name="Standard_20__28_user_29_"><text:span text:style-name="T9">$ head -3 sample-db.csv</text:span></text:p>
      <text:p text:style-name="Standard_20__28_user_29_"/>
      <text:p text:style-name="Standard_20__28_user_29_">Or, by passing the number of lines after <text:span text:style-name="T3">-n</text:span></text:p>
      <text:p text:style-name="Standard_20__28_user_29_"><text:span text:style-name="T9">$ head -n 3 sample-db.csv</text:span></text:p>
      <text:p text:style-name="P7"/>
      <text:p text:style-name="P1"/>
      <text:p text:style-name="P9"><text:span text:style-name="T1">Printing intermediate lines with </text:span><text:span text:style-name="T15">sed</text:span></text:p>
      <text:p text:style-name="Standard_20__28_user_29_"/>
      <text:p text:style-name="Standard_20__28_user_29_">The <text:span text:style-name="T3">sed</text:span> command is very powerful, and it has many more features than just printing intermediary lines. Here is the format of the <text:span text:style-name="T3">sed</text:span><text:span text:style-name="T13"> </text:span>command:</text:p>
      <text:p text:style-name="Standard_20__28_user_29_"/>
      <text:p text:style-name="Standard_20__28_user_29_"><text:span text:style-name="T9">Line Number Input</text:span></text:p>
      <text:p text:style-name="Standard_20__28_user_29_"><text:span text:style-name="T9"><text:s text:c="6"/>| <text:s text:c="9"/>,--File to process</text:span></text:p>
      <text:p text:style-name="Standard_20__28_user_29_"><text:span text:style-name="T9"><text:s text:c="6"/>v <text:s text:c="9"/>v</text:span></text:p>
      <text:p text:style-name="Standard_20__28_user_29_"><text:span text:style-name="T9"><text:s/>sed -n 3,10p filename</text:span></text:p>
      <text:p text:style-name="Standard_20__28_user_29_"><text:span text:style-name="T9"><text:s text:c="8"/>^ <text:s/>^^</text:span></text:p>
      <text:p text:style-name="Standard_20__28_user_29_"><text:span text:style-name="T9">Start---' <text:s/>||</text:span></text:p>
      <text:p text:style-name="Standard_20__28_user_29_"><text:span text:style-name="T9">Finish-----''---Print those lines</text:span></text:p>
      <text:p text:style-name="Standard_20__28_user_29_"/>
      <text:p text:style-name="Standard_20__28_user_29_"/>
      <text:p text:style-name="Standard_20__28_user_29_">As an example, what if we want to print lines 2 through 4 of the file only:</text:p>
      <text:p text:style-name="Standard_20__28_user_29_"/>
      <text:p text:style-name="Standard_20__28_user_29_"><text:span text:style-name="T9">$ sed -n 2,4p sample-db.csv</text:span></text:p>
      <text:p text:style-name="Standard_20__28_user_29_"><text:span text:style-name="T17">Donette,Foller,Printing Dimensions,34 Center St,Hamilton,Butler,OH,45011,513-570-1893,513-549-4561,donette.foller@cox.net,http://www.printingdimensions.com</text:span></text:p>
      <text:p text:style-name="Standard_20__28_user_29_"><text:span text:style-name="T17">Mitsue,Tollner,Morlong Associates,7 Eads St,Chicago,Cook,IL,60632,773-573-6914,773-924-8565,mitsue_tollner@yahoo.com,http://www.morlongassociates.com</text:span></text:p>
      <text:p text:style-name="Standard_20__28_user_29_"><text:span text:style-name="T17">Leota,Dilliard,Commercial Press,7 W Jackson Blvd,San Jose,Santa Clara,CA,95111,408-752-3500,408-813-1105,leota@hotmail.com,http://www.commercialpress.com</text:span></text:p>
      <text:p text:style-name="Standard_20__28_user_29_"/>
      <text:p text:style-name="Standard_20__28_user_29_"/>
      <text:p text:style-name="Standard_20__28_user_29_"><text:span text:style-name="T1">Printing only matching lines with </text:span><text:span text:style-name="T7">grep</text:span></text:p>
      <text:p text:style-name="Standard_20__28_user_29_"/>
      <text:p text:style-name="Standard_20__28_user_29_">Finally, we need a mechanism to only process lines that match a condition. The <text:span text:style-name="T3">grep</text:span> command is used for that. </text:p>
      <text:p text:style-name="Standard_20__28_user_29_"/>
      <text:p text:style-name="Standard_20__28_user_29_">For example, let's consider trying to just print the lines where the person is from the state of New Jersey. To do that, we need to first identify a unique part of lines for people from New Jersey, and that is "NJ" in the address field.</text:p>
      <text:p text:style-name="P6"/>
      <text:p text:style-name="Standard_20__28_user_29_"><text:span text:style-name="T9">$ grep NJ sample-db.csv</text:span></text:p>
      <text:p text:style-name="Standard_20__28_user_29_"><text:span text:style-name="T17">Art,Venere,Chemel, James L Cpa,8 W Cerritos Ave #54,Bridgeport,Gloucester,</text:span><text:span text:style-name="T18">NJ</text:span><text:span text:style-name="T17">,08014,856-636-8749,856-264-4130,art@venere.org,http://www.chemeljameslcpa.com</text:span></text:p>
      <text:p text:style-name="Standard_20__28_user_29_"><text:span text:style-name="T17">Alisha,Slusarski,Wtlz Power 107 Fm,3273 State St,Middlesex,Middlesex,</text:span><text:span text:style-name="T18">NJ</text:span><text:span text:style-name="T17">,08846,732-658-3154,732-635-3453,alisha@slusarski.com,http://www.wtlzpowerfm.com</text:span></text:p>
      <text:p text:style-name="Standard_20__28_user_29_"><text:span text:style-name="T17">Ernie,Stenseth,Knwz Newsradio,45 E Liberty St,Ridgefield Park,Bergen,</text:span><text:span text:style-name="T18">NJ</text:span><text:span text:style-name="T17">,07660,201-709-6245,201-387-9093,ernie_stenseth@aol.com,http://www.knwznewsradio.com</text:span></text:p>
      <text:p text:style-name="Standard_20__28_user_29_"><text:span text:style-name="T17">(...)</text:span></text:p>
      <text:p text:style-name="Standard_20__28_user_29_"/>
      <text:p text:style-name="Standard_20__28_user_29_">Note that in a <text:span text:style-name="T3">grep</text:span> command, the first part is the search term and the second part is the file to be searched. The <text:span text:style-name="T3">grep</text:span> command can also be used with a special search language called <text:span text:style-name="T11">regular expressions</text:span>, which allow you to search for all sorts of things.</text:p>
      <text:p text:style-name="P7"/>
      <text:p text:style-name="P1"/>
      <text:p text:style-name="P9"><text:span text:style-name="T1">Lab Questions and Tasks</text:span></text:p>
      <text:p text:style-name="Standard_20__28_user_29_"/>
      <text:p text:style-name="Standard_20__28_user_29_">1. <text:s/>(10 points) Using the man pages for <text:span text:style-name="T3">head</text:span> and <text:span text:style-name="T3">tail</text:span>, produce a command line to print the first kilobyte of the file <text:span text:style-name="T3">netflix_titles.csv</text:span>. A kilobyte is 2<text:span text:style-name="T21">10</text:span> or 1024 bytes.</text:p>
      <text:p text:style-name="Standard_20__28_user_29_">Command used:</text:p>
      <table:table table:name="Table18" table:style-name="Table18">
        <table:table-column table:style-name="Table18.A"/>
        <table:table-row table:style-name="Table18.1">
          <table:table-cell table:style-name="Table18.A1" office:value-type="string">
            <text:p text:style-name="P16">show_id,type,title,director,cast,country,date_added,release_year,rating,duration,listed_in,description</text:p>
            <text:p text:style-name="P16">s1,Movie,Dick Johnson Is Dead,Kirsten Johnson,,United States,"September 25, 2021",2020,PG-13,90 min,Documentaries,"As her father nears the end of his life, filmmaker Kirsten Johnson stages his death in inventive and comical ways to help them both face the inevitable."</text:p>
            <text:p text:style-name="P16">s2,TV Show,Blood &amp; Water,,"Ama Qamata, Khosi Ngema, Gail Mabalane, Thabang Molaba, Dillon Windvogel, Natasha Thahane, Arno Greeff, Xolile Tshabalala, Getmore Sithole, Cindy Mahlangu, Ryle De Morny, Greteli Fincham, Sello Maake Ka-Ncube, Odwa Gwanya, Mekaila Mathys, Sandi Schultz, Duane Williams, Shamilla Miller, Patrick Mofokeng",South Africa,"September 24, 2021",2021,TV-MA,2 Seasons,"International TV Shows, TV Dramas, TV Mysteries","After crossing paths at a party, a Cape Town teen sets out to prove whether a private-school swimming star is her sister who was abducted at birth."</text:p>
            <text:p text:style-name="P16">s3,TV Show,Ganglands,Julien Leclercq,"Sami Bouajila, Tracy Gotoas</text:p>
            <text:p text:style-name="P16"/>
          </table:table-cell>
        </table:table-row>
      </table:table>
      <text:p text:style-name="Standard_20__28_user_29_"/>
      <text:p text:style-name="Standard_20__28_user_29_"/>
      <text:p text:style-name="Standard_20__28_user_29_">2. <text:s/>(10 points) Use <text:span text:style-name="T3">less</text:span><text:span text:style-name="T13"> </text:span>or <text:span text:style-name="T3">grep</text:span> to find the line number of the entry in <text:span text:style-name="T3">netflix_titles.csv</text:span> containing the text "V for Vendetta". Be sure to enclose your search term in quotes.</text:p>
      <text:p text:style-name="Standard_20__28_user_29_"/>
      <text:p text:style-name="Standard_20__28_user_29_">Line Number:</text:p>
      <table:table table:name="Table19" table:style-name="Table19">
        <table:table-column table:style-name="Table19.A"/>
        <table:table-row table:style-name="Table19.1">
          <table:table-cell table:style-name="Table19.A1" office:value-type="string">
            <text:p text:style-name="P17">8672</text:p>
            <text:p text:style-name="P16"/>
          </table:table-cell>
        </table:table-row>
      </table:table>
      <text:p text:style-name="Standard_20__28_user_29_"/>
      <text:p text:style-name="Standard_20__28_user_29_">Command(s) Used:</text:p>
      <table:table table:name="Table20" table:style-name="Table20">
        <table:table-column table:style-name="Table20.A"/>
        <table:table-row table:style-name="Table20.1">
          <table:table-cell table:style-name="Table20.A1" office:value-type="string">
            <text:p text:style-name="P20">Less -N netflix_titles.csv</text:p>
            <text:p text:style-name="P19">/<text:span text:style-name="T25">V for Vendetta</text:span></text:p>
          </table:table-cell>
        </table:table-row>
      </table:table>
      <text:p text:style-name="Standard_20__28_user_29_"/>
      <text:p text:style-name="Standard_20__28_user_29_"/>
      <text:p text:style-name="Standard_20__28_user_29_">3. <text:s/>(10 points) <text:s/>Produce a <text:span text:style-name="T3">sed</text:span> command to just print the line with "V for Vendetta" and the 2 lines that follow it. Note that the movie listing numbers will not exactly match the text line numbers.</text:p>
      <text:p text:style-name="Standard_20__28_user_29_">Command:</text:p>
      <table:table table:name="Table21" table:style-name="Table21">
        <table:table-column table:style-name="Table21.A"/>
        <table:table-row table:style-name="Table21.1">
          <table:table-cell table:style-name="Table21.A1" office:value-type="string">
            <text:p text:style-name="P19">s8669,Movie,V for Vendetta,James McTeigue,"Natalie Portman, Hugo Weaving, Stephen Rea, Stephen Fry, John Hurt, Tim Pigott-Smith, Rupert Graves, Roger Allam, Ben Miles, Sinéad Cusack, Natasha Wightman","United States, United Kingdom, Germany","October 1, 2018",2005,R,132 min,"Action &amp; Adventure, Dramas, Sci-Fi &amp; Fantasy","A masked freedom fighter known as ""V"" takes up arms against a totalitarian government and finds an unlikely ally in a young woman."</text:p>
            <text:p text:style-name="P19">s8670,TV Show,V.R. Troopers,,"Michael Sorich, Gardner Baldwin, Mike Reynolds, Richard Rabago, Brad Hawkins, Michael Bacon, Kerrigan Mahan, Sarah Brown, Julian Combs, David Carr, Farrand Thompson, Zeb, Aaron Pruner",United States,"January 1, 2016",1995,TV-G,2 Seasons,Kids' TV,Three friends who study martial arts find themselves defending humanity from a criminal mastermind and his invading army from another dimension.</text:p>
            <text:p text:style-name="P19">s8671,Movie,Vantage Point,Pete Travis,"Dennis Quaid, Matthew Fox, Forest Whitaker, Bruce McGill, Edgar Ramírez, Saïd Taghmaoui, Ayelet Zurer, Zoe Saldana, Sigourney <text:soft-page-break/>Weaver, William Hurt",United States,"November 1, 2019",2008,PG-13,90 min,Action &amp; Adventure,"Moments after he arrives in Spain for an antiterrorism summit, U.S. President Ashton is shot."</text:p>
            <text:p text:style-name="P19"/>
          </table:table-cell>
        </table:table-row>
      </table:table>
      <text:p text:style-name="Standard_20__28_user_29_"/>
      <text:p text:style-name="Standard_20__28_user_29_"/>
      <text:p text:style-name="P9"><text:span text:style-name="T2">Part 4: Pipelines and Output Processing (30)</text:span></text:p>
      <text:p text:style-name="Standard_20__28_user_29_"/>
      <text:p text:style-name="Standard_20__28_user_29_">An important tool for file processing is to be able to take the output of processing one file and set the result as the input to another process. These process parts can be chained together into a pipeline. Consider this simple pipeline below:</text:p>
      <text:p text:style-name="Standard_20__28_user_29_"/>
      <text:p text:style-name="Standard_20__28_user_29_"><text:span text:style-name="T3">$ cat sample-db.csv | head -20</text:span></text:p>
      <text:p text:style-name="Standard_20__28_user_29_"/>
      <text:p text:style-name="Standard_20__28_user_29_">The pipe or <text:span text:style-name="T3">|</text:span> takes the output of one command and sets it as the input of another. In the example above, the output of the <text:span text:style-name="T3">cat</text:span> is to print the whole contents of the file to the input of <text:span text:style-name="T3">head</text:span>, which then only prints the first 20 lines of its input. While this is a contrived example, you should start to see the power of the pipeline. Consider the below command:</text:p>
      <text:p text:style-name="Standard_20__28_user_29_"/>
      <text:p text:style-name="Standard_20__28_user_29_"><text:span text:style-name="T3">$ grep NJ sample-db.csv | wc -l</text:span></text:p>
      <text:p text:style-name="Standard_20__28_user_29_"/>
      <text:p text:style-name="Standard_20__28_user_29_">The first part of the command will print out only the lines that contain the pattern "NJ", this output is then set as the input to the <text:span text:style-name="T3">wc</text:span> command, which is a command line tools to count words, lines, and bytes. The <text:span text:style-name="T3">-l</text:span> option says to just print the line count, and thus, the command above prints out the number of lines.</text:p>
      <text:p text:style-name="Standard_20__28_user_29_"/>
      <text:p text:style-name="Standard_20__28_user_29_">Nearly all Unix command line tools have an option to either read from a file or from standard input along a pipeline. For example, the above command can be rewritten with <text:span text:style-name="T3">cat</text:span> at the front, as follows:</text:p>
      <text:p text:style-name="Standard_20__28_user_29_"/>
      <text:p text:style-name="Standard_20__28_user_29_"><text:span text:style-name="T3">$ cat sample-db.csv | grep NJ | wc -l</text:span></text:p>
      <text:p text:style-name="Standard_20__28_user_29_"/>
      <text:p text:style-name="Standard_20__28_user_29_"/>
      <text:p text:style-name="Standard_20__28_user_29_"><text:span text:style-name="T1">Parsing just certain fields with </text:span><text:span text:style-name="T7">cut</text:span></text:p>
      <text:p text:style-name="Standard_20__28_user_29_"/>
      <text:p text:style-name="Standard_20__28_user_29_">A very useful pipeline tool is <text:span text:style-name="T3">cut</text:span>, which is used to extract fields from a formatted file, like our database file. Here is a basic command line argument:</text:p>
      <text:p text:style-name="Standard_20__28_user_29_"/>
      <text:p text:style-name="Standard_20__28_user_29_"><text:span text:style-name="T9"><text:s text:c="10"/>,--- delimiter</text:span></text:p>
      <text:p text:style-name="Standard_20__28_user_29_"><text:span text:style-name="T9"><text:s text:c="8"/>__|_ <text:s text:c="10"/>,-----Input File, or leave off to read from stdin</text:span></text:p>
      <text:p text:style-name="Standard_20__28_user_29_"><text:span text:style-name="T9"><text:s text:c="7"/>/ <text:s text:c="3"/>\ <text:s text:c="9"/>v</text:span></text:p>
      <text:p text:style-name="Standard_20__28_user_29_"><text:span text:style-name="T9">$ cut -d "," -f 1 sample-db.csv | head -5</text:span></text:p>
      <text:p text:style-name="Standard_20__28_user_29_"><text:span text:style-name="T9"><text:s text:c="14"/>\__/</text:span></text:p>
      <text:p text:style-name="Standard_20__28_user_29_"><text:span text:style-name="T9"><text:s text:c="16"/>\__.-- Field</text:span></text:p>
      <text:p text:style-name="Standard_20__28_user_29_"/>
      <text:p text:style-name="Standard_20__28_user_29_">The delimiter determines how the file is to be cut. The <text:span text:style-name="T9">sample-db.csv</text:span> file is a comma separated file, so it is delimited by commas; that is, every item in the line is separated by comma to distinguish it from other items on the line. The above command will print the first 5 lines of output from the first delimited item:</text:p>
      <text:p text:style-name="Standard_20__28_user_29_"/>
      <text:p text:style-name="Standard_20__28_user_29_"><text:span text:style-name="T9">$ cut -d "," -f 1 sample-db.csv | head -5</text:span></text:p>
      <text:p text:style-name="Standard_20__28_user_29_"><text:span text:style-name="T19">Lenna</text:span></text:p>
      <text:p text:style-name="Standard_20__28_user_29_"><text:span text:style-name="T19">Donette</text:span></text:p>
      <text:p text:style-name="Standard_20__28_user_29_"><text:span text:style-name="T19">Mitsue</text:span></text:p>
      <text:p text:style-name="Standard_20__28_user_29_"><text:span text:style-name="T19">Leota</text:span></text:p>
      <text:p text:style-name="Standard_20__28_user_29_"><text:span text:style-name="T19">Sage</text:span></text:p>
      <text:p text:style-name="P9"><text:span text:style-name="T1">Sorting and Removing Duplicates</text:span></text:p>
      <text:p text:style-name="Standard_20__28_user_29_"/>
      <text:p text:style-name="Standard_20__28_user_29_">Two parsing tools we'll use for sorting in this lab are <text:span text:style-name="T3">sort</text:span> and <text:span text:style-name="T3">uniq</text:span>. The former will sort input and the latter will remove any <text:span text:style-name="T11">adjacent</text:span> duplicate lines. Check out their man pages to see how they might be used in conjunction, to solve different file parsing problems. </text:p>
      <text:p text:style-name="Standard_20__28_user_29_"/>
      <text:p text:style-name="Standard_20__28_user_29_"/>
      <text:p text:style-name="Standard_20__28_user_29_"><text:span text:style-name="T1">Transposing text with </text:span><text:span text:style-name="T7">tr</text:span></text:p>
      <text:p text:style-name="Standard_20__28_user_29_"/>
      <text:p text:style-name="Standard_20__28_user_29_">The <text:span text:style-name="T3">tr</text:span> command is the <text:span text:style-name="T10">translate character</text:span> tool. It takes two arguments:</text:p>
      <text:p text:style-name="Standard_20__28_user_29_"/>
      <text:p text:style-name="Standard_20__28_user_29_"><text:span text:style-name="T9">tr &lt;from&gt; &lt;to&gt;</text:span></text:p>
      <text:p text:style-name="Standard_20__28_user_29_"/>
      <text:p text:style-name="Standard_20__28_user_29_">It will read from standard input and convert any instances of “from” to “to”. For example, if we wish to list phone numbers we find:</text:p>
      <text:p text:style-name="Standard_20__28_user_29_"/>
      <text:p text:style-name="Standard_20__28_user_29_"><text:span text:style-name="T9">$ cut -d, -f 9 sample-db.csv | head</text:span></text:p>
      <text:p text:style-name="Standard_20__28_user_29_"><text:span text:style-name="T19">907-385-4412</text:span></text:p>
      <text:p text:style-name="Standard_20__28_user_29_"><text:span text:style-name="T19">513-570-1893</text:span></text:p>
      <text:p text:style-name="Standard_20__28_user_29_"><text:span text:style-name="T19">773-573-6914</text:span></text:p>
      <text:p text:style-name="Standard_20__28_user_29_"><text:span text:style-name="T19">408-752-3500</text:span></text:p>
      <text:p text:style-name="Standard_20__28_user_29_"><text:span text:style-name="T19">605-414-2147</text:span></text:p>
      <text:p text:style-name="Standard_20__28_user_29_"><text:span text:style-name="T19">631-335-3414</text:span></text:p>
      <text:p text:style-name="Standard_20__28_user_29_"><text:span text:style-name="T19">310-498-5651</text:span></text:p>
      <text:p text:style-name="Standard_20__28_user_29_"><text:span text:style-name="T19">440-780-8425</text:span></text:p>
      <text:p text:style-name="Standard_20__28_user_29_"><text:span text:style-name="T19">602-277-4385</text:span></text:p>
      <text:p text:style-name="Standard_20__28_user_29_"/>
      <text:p text:style-name="Standard_20__28_user_29_">And if we wish to replace the hyphen with a space, we can do so easily like this:</text:p>
      <text:p text:style-name="Standard_20__28_user_29_"/>
      <text:p text:style-name="Standard_20__28_user_29_"><text:span text:style-name="T9">$ cut -d, -f 9 sample-db.csv | tr "-" " " | head</text:span></text:p>
      <text:p text:style-name="Standard_20__28_user_29_"><text:span text:style-name="T19">907 385 4412</text:span></text:p>
      <text:p text:style-name="Standard_20__28_user_29_"><text:span text:style-name="T19">513 570 1893</text:span></text:p>
      <text:p text:style-name="Standard_20__28_user_29_"><text:span text:style-name="T19">773 573 6914</text:span></text:p>
      <text:p text:style-name="Standard_20__28_user_29_"><text:span text:style-name="T19">408 752 3500</text:span></text:p>
      <text:p text:style-name="Standard_20__28_user_29_"><text:span text:style-name="T19">605 414 2147</text:span></text:p>
      <text:p text:style-name="Standard_20__28_user_29_"><text:span text:style-name="T19">631 335 3414</text:span></text:p>
      <text:p text:style-name="Standard_20__28_user_29_"><text:span text:style-name="T19">310 498 5651</text:span></text:p>
      <text:p text:style-name="Standard_20__28_user_29_"><text:span text:style-name="T19">440 780 8425</text:span></text:p>
      <text:p text:style-name="Standard_20__28_user_29_"><text:span text:style-name="T19">602 277 4385</text:span></text:p>
      <text:p text:style-name="Standard_20__28_user_29_"/>
      <text:p text:style-name="Standard_20__28_user_29_">sort -u sample-db.csv | wc -l</text:p>
      <text:p text:style-name="Standard_20__28_user_29_">365</text:p>
      <text:p text:style-name="P9"><text:span text:style-name="T22">Lab Questions and Tasks</text:span></text:p>
      <text:p text:style-name="P34"/>
      <text:p text:style-name="P36"><text:span text:style-name="T23">1. <text:s/>(10 points) Create a pipeline to count the number of unique states represented in the database file. Use </text:span><text:span text:style-name="T3">sort -u</text:span><text:span text:style-name="T23"> to identify unique states.<text:line-break/></text:span></text:p>
      <text:p text:style-name="P36"><text:span text:style-name="T23">Answer:</text:span></text:p>
      <table:table table:name="Table22" table:style-name="Table22">
        <table:table-column table:style-name="Table22.A"/>
        <table:table-row table:style-name="Table22.1">
          <table:table-cell table:style-name="Table22.A1" office:value-type="string">
            <text:p text:style-name="P41">45</text:p>
          </table:table-cell>
        </table:table-row>
      </table:table>
      <text:p text:style-name="P35"/>
      <text:p text:style-name="P36"><text:span text:style-name="T23">Command Used:</text:span></text:p>
      <table:table table:name="Table23" table:style-name="Table23">
        <table:table-column table:style-name="Table23.A"/>
        <table:table-row table:style-name="Table23.1">
          <table:table-cell table:style-name="Table23.A1" office:value-type="string">
            <text:p text:style-name="P18">cut -d, -f 7 sample-db.csv | sort -u | wc -l</text:p>
            <text:p text:style-name="P18"><text:bookmark text:name="_GoBack"/></text:p>
          </table:table-cell>
        </table:table-row>
      </table:table>
      <text:p text:style-name="P35"/>
      <text:p text:style-name="P34"/>
      <text:p text:style-name="P34"/>
      <text:p text:style-name="Standard_20__28_user_29_"><text:span text:style-name="T23">2. <text:s/>(10 points) How many first names (first field) in the file repeat?</text:span></text:p>
      <text:p text:style-name="P34"/>
      <text:p text:style-name="Standard_20__28_user_29_"><text:span text:style-name="T23">Answer:</text:span></text:p>
      <table:table table:name="Table24" table:style-name="Table24">
        <table:table-column table:style-name="Table24.A"/>
        <table:table-row table:style-name="Table24.1">
          <table:table-cell table:style-name="Table24.A1" office:value-type="string">
            <text:p text:style-name="P24">10</text:p>
          </table:table-cell>
        </table:table-row>
      </table:table>
      <text:p text:style-name="P34"/>
      <text:p text:style-name="Standard_20__28_user_29_"><text:span text:style-name="T23">Command Used:</text:span></text:p>
      <table:table table:name="Table25" table:style-name="Table25">
        <table:table-column table:style-name="Table25.A"/>
        <table:table-row table:style-name="Table25.1">
          <table:table-cell table:style-name="Table25.A1" office:value-type="string">
            <text:p text:style-name="P23">cut -d "," -f 1 sample-db.csv | sort -d | uniq -d | wc -l</text:p>
            <text:p text:style-name="P23"/>
          </table:table-cell>
        </table:table-row>
      </table:table>
      <text:p text:style-name="P34"/>
      <text:p text:style-name="P30"/>
      <text:p text:style-name="P30"/>
      <text:p text:style-name="P37"><text:span text:style-name="T23">3. <text:s/>(10 points) Write a pipeline to print to the terminal a reverse-sorted list (larger numbers followed by</text:span></text:p>
      <text:p text:style-name="P37"><text:span text:style-name="T23">smaller numbers) of all the unique telephone area codes found in field 9.</text:span></text:p>
      <text:p text:style-name="P34"/>
      <text:p text:style-name="Standard_20__28_user_29_"><text:span text:style-name="T23">Command Used:</text:span></text:p>
      <table:table table:name="Table26" table:style-name="Table26">
        <table:table-column table:style-name="Table26.A"/>
        <table:table-row table:style-name="Table26.1">
          <table:table-cell table:style-name="Table26.A1" office:value-type="string">
            <text:p text:style-name="P14">cut -d, -f 9 sample-db.csv |cut -d "-" -f 1| sort -g<text:span text:style-name="T26">r</text:span>u <text:s/></text:p>
            <text:p text:style-name="P12"/>
          </table:table-cell>
        </table:table-row>
      </table:table>
      <text:p text:style-name="P34"/>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erif Condensed" svg:font-family="'DejaVu Serif Condensed'"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in" fo:margin-bottom="0.0972in" style:contextual-spacing="false" fo:line-height="115%"/>
    </style:style>
    <style:style style:name="caption" style:family="paragraph" style:parent-style-name="Standard_20__28_user_29_">
      <style:paragraph-properties fo:margin-top="0.0835in" fo:margin-bottom="0.0835in"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8:45:00</meta:creation-date>
    <dc:language>en-US</dc:language>
    <dc:date>2024-01-11T11:25:56.588259329</dc:date>
    <meta:editing-cycles>7</meta:editing-cycles>
    <meta:editing-duration>PT12M46S</meta:editing-duration>
    <meta:generator>LibreOffice/7.3.7.2$Linux_X86_64 LibreOffice_project/30$Build-2</meta:generator>
    <meta:document-statistic meta:table-count="26" meta:image-count="0" meta:object-count="0" meta:page-count="13" meta:paragraph-count="256" meta:word-count="3138" meta:character-count="18631" meta:non-whitespace-character-count="153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